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settings.xml" manifest:media-type="text/xml"/>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style:text-position="sub 58%" fo:language="en" fo:country="GB" fo:font-style="italic" style:font-style-asian="italic" style:font-style-complex="italic"/>
    </style:style>
    <style:style style:name="P4" style:family="paragraph" style:parent-style-name="Standard">
      <style:text-properties fo:language="nl" fo:country="NL"/>
    </style:style>
    <style:style style:name="P5" style:family="paragraph" style:parent-style-name="Standard">
      <style:paragraph-properties fo:margin-left="0cm" fo:margin-right="0cm" fo:text-indent="1.27cm" style:auto-text-indent="false"/>
      <style:text-properties fo:language="en" fo:country="GB"/>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indent="0cm" style:auto-text-indent="false"/>
      <style:text-properties fo:language="en" fo:country="GB"/>
    </style:style>
    <style:style style:name="P8" style:family="paragraph" style:parent-style-name="Standard">
      <style:paragraph-properties fo:margin-left="0.635cm" fo:margin-right="0cm" fo:text-indent="0cm" style:auto-text-indent="false"/>
      <style:text-properties fo:language="nl" fo:country="NL"/>
    </style:style>
    <style:style style:name="P9" style:family="paragraph" style:parent-style-name="Standard" style:list-style-name="WW8Num1">
      <style:text-properties fo:language="en" fo:country="GB"/>
    </style:style>
    <style:style style:name="P10" style:family="paragraph" style:parent-style-name="Heading_20_3">
      <style:text-properties fo:language="en" fo:country="GB"/>
    </style:style>
    <style:style style:name="P11" style:family="paragraph" style:parent-style-name="Heading_20_3" style:list-style-name="">
      <style:paragraph-properties fo:orphans="2" fo:widows="2"/>
      <style:text-properties fo:language="en" fo:country="GB"/>
    </style:style>
    <style:style style:name="P12" style:family="paragraph" style:parent-style-name="Heading_20_3" style:master-page-name="Standard">
      <style:paragraph-properties style:page-number="auto"/>
      <style:text-properties fo:language="en" fo:country="GB"/>
    </style:style>
    <style:style style:name="P13" style:family="paragraph" style:parent-style-name="Heading_20_3">
      <style:paragraph-properties fo:break-before="page"/>
      <style:text-properties fo:language="en" fo:country="GB"/>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language="en" fo:country="GB" officeooo:rsid="000af4b4"/>
    </style:style>
    <style:style style:name="T4" style:family="text">
      <style:text-properties fo:language="en" fo:country="GB" officeooo:rsid="000d2f7f"/>
    </style:style>
    <style:style style:name="T5" style:family="text">
      <style:text-properties style:text-position="sub 58%" fo:language="en" fo:country="GB"/>
    </style:style>
    <style:style style:name="T6" style:family="text">
      <style:text-properties style:text-position="sub 58%" fo:language="en" fo:country="GB" fo:font-style="italic" style:font-style-asian="italic" style:font-style-complex="italic"/>
    </style:style>
    <style:style style:name="T7" style:family="text">
      <style:text-properties style:font-name="Symbol" fo:language="en" fo:country="GB" style:font-name-asian="Symbol" style:font-name-complex="Symbol"/>
    </style:style>
    <style:style style:name="T8" style:family="text">
      <style:text-properties style:font-name="Symbol" fo:language="en" fo:country="GB" fo:font-style="italic" style:font-name-asian="Symbol" style:font-style-asian="italic" style:font-name-complex="Symbol" style:font-style-complex="italic"/>
    </style:style>
    <style:style style:name="T9" style:family="text">
      <style:text-properties style:text-position="super 58%" fo:language="en" fo:country="GB"/>
    </style:style>
    <style:style style:name="T10" style:family="text">
      <style:text-properties fo:language="nl" fo:country="NL"/>
    </style:style>
    <style:style style:name="T11" style:family="text">
      <style:text-properties fo:language="nl" fo:country="NL" fo:font-style="italic" style:font-style-asian="italic" style:font-style-complex="italic"/>
    </style:style>
    <style:style style:name="T12" style:family="text">
      <style:text-properties style:font-name="Arial" fo:font-size="7pt" fo:language="en" fo:country="GB" style:font-size-asian="7pt" style:font-name-complex="Arial"/>
    </style:style>
    <style:style style:name="T13" style:family="text">
      <style:text-properties officeooo:rsid="000af4b4"/>
    </style:style>
    <style:style style:name="fr1" style:family="graphic" style:parent-style-name="OLE">
      <style:graphic-properties fo:margin-left="0cm" fo:margin-right="0cm" style:vertical-pos="from-top" fo:padding="0.002cm" fo:border="none" draw:ole-draw-aspect="1"/>
    </style:style>
    <style:style style:name="fr2" style:family="graphic" style:parent-style-name="OLE">
      <style:graphic-properties fo:margin-left="0cm" fo:margin-right="0cm" style:vertical-pos="middle" style:vertical-rel="text" fo:padding="0.002cm" fo:border="none" draw:ole-draw-aspect="1"/>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3">The ‘StratiPHOLIAGE’ canopy model and program</text:h>
      <text:p text:style-name="P1"/>
      <text:p text:style-name="P1">The StratiPHOLIAGE model (Stratified Photosynthesis Light Absorption Generic model) has been developed at the <text:span text:style-name="T13">D</text:span>epartment of Plant Ecology, Utrecht University, The Netherlands, initially together with the Biological Institute, Graduate School of Science, Tohoku University, Japan. The model program was written by Roelof Oomen, <text:span text:style-name="T13">D</text:span>epartment of Plant Ecology, Utrecht University.</text:p>
      <text:p text:style-name="P1"/>
      <text:p text:style-name="Standard"><text:span text:style-name="T1">The total daily (24h) photosynthesis </text:span><text:span text:style-name="T2">P</text:span><text:span text:style-name="T6">i</text:span><text:span text:style-name="T1"> (in </text:span><text:span text:style-name="T7"></text:span><text:span text:style-name="T1">mol</text:span><text:span text:style-name="T7"></text:span><text:span text:style-name="T1">d</text:span><text:span text:style-name="T9">-1</text:span><text:span text:style-name="T1">) for layer </text:span><text:span text:style-name="T2">i</text:span><text:span text:style-name="T1"> is calculated by integrating the photosynthesis speed </text:span><text:span text:style-name="T2">p</text:span><text:span text:style-name="T1"> (in </text:span><text:span text:style-name="T7"></text:span><text:span text:style-name="T1">mol</text:span><text:span text:style-name="T7"></text:span><text:span text:style-name="T1">m</text:span><text:span text:style-name="T9">-2</text:span><text:span text:style-name="T1">s</text:span><text:span text:style-name="T9">-1</text:span><text:span text:style-name="T1">) at time </text:span><text:span text:style-name="T2">t</text:span><text:span text:style-name="T1"> (in hours, hence the conversion factor 3600 s</text:span><text:span text:style-name="T7"></text:span><text:span text:style-name="T1">h</text:span><text:span text:style-name="T9">-1</text:span><text:span text:style-name="T1">) over one day (sunrise to sunset, twilight is not taken into account) and subtracting the nightly respiration </text:span><draw:frame draw:style-name="fr1" draw:name="Object1" text:anchor-type="as-char" svg:y="-0.377cm" svg:width="1.053cm" svg:height="0.566cm" draw:z-index="0"><draw:object xlink:href="./Object 1" xlink:type="simple" xlink:show="embed" xlink:actuate="onLoad"/><draw:image xlink:href="./ObjectReplacements/Object 1" xlink:type="simple" xlink:show="embed" xlink:actuate="onLoad"/></draw:frame>.<text:span text:style-name="T1"> Th</text:span><text:span text:style-name="T4">is is divided by </text:span><text:span text:style-name="T1">layer </text:span><text:span text:style-name="T2">F</text:span><text:span text:style-name="T6">i</text:span><text:span text:style-name="T1"> is because of the integration to </text:span><text:span text:style-name="T2">F</text:span><text:span text:style-name="T1"> (over the layers’ </text:span><text:span text:style-name="T2">F</text:span><text:span text:style-name="T6">cum</text:span><text:span text:style-name="T1"> ranges) in equation 2:</text:span></text:p>
      <text:p text:style-name="P1"/>
      <text:p text:style-name="Standard"><text:span text:style-name="T1">(1)<text:tab/></text:span><text:span text:style-name="T1"><draw:frame draw:style-name="fr1" draw:name="Object2" text:anchor-type="as-char" svg:y="-0.716cm" svg:width="6.018cm" svg:height="1.189cm" draw:z-index="1"><draw:object xlink:href="./Object 2" xlink:type="simple" xlink:show="embed" xlink:actuate="onLoad"/><draw:image xlink:href="./ObjectReplacements/Object 2" xlink:type="simple" xlink:show="embed" xlink:actuate="onLoad"/></draw:frame></text:span></text:p>
      <text:p text:style-name="P1"/>
      <text:p text:style-name="Standard"><text:span text:style-name="T1">(1b)<text:tab/></text:span><text:span text:style-name="T1"><draw:frame draw:style-name="fr1" draw:name="Object3" text:anchor-type="as-char" svg:y="-0.386cm" svg:width="5.981cm" svg:height="0.663cm" draw:z-index="2"><draw:object xlink:href="./Object 3" xlink:type="simple" xlink:show="embed" xlink:actuate="onLoad"/><draw:image xlink:href="./ObjectReplacements/Object 3" xlink:type="simple" xlink:show="embed" xlink:actuate="onLoad"/></draw:frame></text:span></text:p>
      <text:p text:style-name="P1"/>
      <text:p text:style-name="Standard"><text:span text:style-name="T1">Where </text:span><text:span text:style-name="T2">dayl</text:span><text:span text:style-name="T1"> is the day length at the given date (in h) and latitude, </text:span><text:span text:style-name="T2">f</text:span><text:span text:style-name="T6">i</text:span><text:span text:style-name="T1"> is the leaf area of the plant in layer </text:span><text:span text:style-name="T2">i</text:span><text:span text:style-name="T1"> (in m</text:span><text:span text:style-name="T9">2</text:span><text:span text:style-name="T1">),</text:span><draw:frame draw:style-name="fr1" draw:name="Object4" text:anchor-type="as-char" svg:y="-0.379cm" svg:width="1.134cm" svg:height="0.654cm" draw:z-index="3"><draw:object xlink:href="./Object 4" xlink:type="simple" xlink:show="embed" xlink:actuate="onLoad"/><draw:image xlink:href="./ObjectReplacements/Object 4" xlink:type="simple" xlink:show="embed" xlink:actuate="onLoad"/></draw:frame>is the night respiration speed in the layer<text:span text:style-name="T1"> (in </text:span><text:span text:style-name="T7"></text:span><text:span text:style-name="T1">mol</text:span><text:span text:style-name="T7"></text:span><text:span text:style-name="T1">m</text:span><text:span text:style-name="T9">-2</text:span><text:span text:style-name="T1">s</text:span><text:span text:style-name="T9">-1</text:span><text:span text:style-name="T1">)</text:span>,<draw:frame draw:style-name="fr2" draw:name="Object5" text:anchor-type="as-char" svg:width="0.766cm" svg:height="0.651cm" draw:z-index="4"><draw:object xlink:href="./Object 5" xlink:type="simple" xlink:show="embed" xlink:actuate="onLoad"/><draw:image xlink:href="./ObjectReplacements/Object 5" xlink:type="simple" xlink:show="embed" xlink:actuate="onLoad"/></draw:frame><text:span text:style-name="T1">the factor by which to lower the measured day dark respiration speed during the night, </text:span><text:span text:style-name="T2">F</text:span><text:span text:style-name="T6">i</text:span><text:span text:style-name="T1"> the vegetation LAI in the layer (in m</text:span><text:span text:style-name="T9">2</text:span><text:span text:style-name="T1">m</text:span><text:span text:style-name="T9">-2</text:span><text:span text:style-name="T1">) and </text:span><text:span text:style-name="T2">p</text:span><text:span text:style-name="T1"> the photosynthesis speed for layer </text:span><text:span text:style-name="T2">i</text:span><text:span text:style-name="T1"> at time </text:span><text:span text:style-name="T2">t</text:span><text:span text:style-name="T1">, which is calculated by integrating between the cumulative LAI (</text:span><text:span text:style-name="T2">F</text:span><text:span text:style-name="T6">cum</text:span><text:span text:style-name="T1">) boundaries of the layer:</text:span></text:p>
      <text:p text:style-name="P1"/>
      <text:p text:style-name="Standard"><text:span text:style-name="T1">(2)<text:tab/></text:span><text:span text:style-name="T1"><draw:frame draw:style-name="fr1" draw:name="Object6" text:anchor-type="as-char" svg:y="-0.568cm" svg:width="11.779cm" svg:height="0.907cm" draw:z-index="5"><draw:object xlink:href="./Object 6" xlink:type="simple" xlink:show="embed" xlink:actuate="onLoad"/><draw:image xlink:href="./ObjectReplacements/Object 6" xlink:type="simple" xlink:show="embed" xlink:actuate="onLoad"/></draw:frame></text:span></text:p>
      <text:p text:style-name="P1"/>
      <text:p text:style-name="Standard"><text:span text:style-name="T1">Where </text:span><text:span text:style-name="T2">p</text:span><text:span text:style-name="T6">l</text:span><text:span text:style-name="T1"> (in </text:span><text:span text:style-name="T7"></text:span><text:span text:style-name="T1">mol</text:span><text:span text:style-name="T7"></text:span><text:span text:style-name="T1">m</text:span><text:span text:style-name="T9">-2</text:span><text:span text:style-name="T1">s</text:span><text:span text:style-name="T9">-1</text:span><text:span text:style-name="T1">) is the net leaf photosynthesis speed for a certain amount of radiation and a certain leaf nitrogen content, </text:span><text:span text:style-name="T2">I</text:span><text:span text:style-name="T6">dir</text:span><text:span text:style-name="T1">, </text:span><text:span text:style-name="T2">I</text:span><text:span text:style-name="T6">scat</text:span><text:span text:style-name="T1"> and </text:span><text:span text:style-name="T2">I</text:span><text:span text:style-name="T6">dif</text:span><text:span text:style-name="T1"> are the direct, scattered and diffuse components of the incoming radiation (in </text:span><text:span text:style-name="T7"></text:span><text:span text:style-name="T1">mol</text:span><text:span text:style-name="T7"></text:span><text:span text:style-name="T1"> m</text:span><text:span text:style-name="T9">-2</text:span><text:span text:style-name="T1">s</text:span><text:span text:style-name="T9">-1</text:span><text:span text:style-name="T1">) and </text:span><text:span text:style-name="T2">f</text:span><text:span text:style-name="T6">sl</text:span><text:span text:style-name="T1"> is the fraction of sunlit leaves at a certain depth in the canopy. Left and right of the plus sign are respectively the photosynthesis calculation for sunlit and shadowed parts of the leaves in the layer.</text:span></text:p>
      <text:p text:style-name="P1"/>
      <text:p text:style-name="Standard"><text:span text:style-name="T1">(3)<text:tab/></text:span><text:span text:style-name="T1"><draw:frame draw:style-name="fr1" draw:name="Object7" text:anchor-type="as-char" svg:y="-0.87cm" svg:width="10.028cm" svg:height="1.252cm" draw:z-index="6"><draw:object xlink:href="./Object 7" xlink:type="simple" xlink:show="embed" xlink:actuate="onLoad"/><draw:image xlink:href="./ObjectReplacements/Object 7" xlink:type="simple" xlink:show="embed" xlink:actuate="onLoad"/></draw:frame></text:span></text:p>
      <text:p text:style-name="Standard"><text:span text:style-name="T1">Where p</text:span><text:span text:style-name="T5">max</text:span><text:span text:style-name="T1"> and R</text:span><text:span text:style-name="T5">d</text:span><text:span text:style-name="T1"> are respectively the max photosynthesis and the night respiration of the plant (both in </text:span><text:span text:style-name="T7"></text:span><text:span text:style-name="T1">mol</text:span><text:span text:style-name="T7"></text:span><text:span text:style-name="T1">m</text:span><text:span text:style-name="T9">-2</text:span><text:span text:style-name="T1">s</text:span><text:span text:style-name="T9">-1</text:span><text:span text:style-name="T1">), while </text:span><text:span text:style-name="T7"></text:span><text:span text:style-name="T1"> and </text:span><text:span text:style-name="T7"></text:span><text:span text:style-name="T1"> are respectively the quantum yield and the curvature of the photosynthesis curve.</text:span></text:p>
      <text:p text:style-name="P1">For calculating the light absorption the following equations are used:</text:p>
      <text:p text:style-name="P1"/>
      <text:p text:style-name="Standard"><text:span text:style-name="T1">(4)<text:tab/></text:span><text:span text:style-name="T1"><draw:frame draw:style-name="fr1" draw:name="Object8" text:anchor-type="as-char" svg:y="-0.714cm" svg:width="5.32cm" svg:height="1.189cm" draw:z-index="7"><draw:object xlink:href="./Object 8" xlink:type="simple" xlink:show="embed" xlink:actuate="onLoad"/><draw:image xlink:href="./ObjectReplacements/Object 8" xlink:type="simple" xlink:show="embed" xlink:actuate="onLoad"/></draw:frame></text:span></text:p>
      <text:p text:style-name="Standard"><text:span text:style-name="T1">(5)<text:tab/></text:span><text:span text:style-name="T1"><draw:frame draw:style-name="fr1" draw:name="Object9" text:anchor-type="as-char" svg:y="-0.566cm" svg:width="10.605cm" svg:height="0.907cm" draw:z-index="8"><draw:object xlink:href="./Object 9" xlink:type="simple" xlink:show="embed" xlink:actuate="onLoad"/><draw:image xlink:href="./ObjectReplacements/Object 9" xlink:type="simple" xlink:show="embed" xlink:actuate="onLoad"/></draw:frame></text:span></text:p>
      <text:p text:style-name="P1"/>
      <text:p text:style-name="Standard"><text:soft-page-break/><text:span text:style-name="T1">Where I</text:span><text:span text:style-name="T5">day</text:span><text:span text:style-name="T1"> is the total day PPFD absorption of layer i and I is the PPFD absorbed at a certain time t in layer i.</text:span></text:p>
      <text:p text:style-name="Standard"><text:span text:style-name="T1">(6)<text:tab/></text:span><text:span text:style-name="T1"><draw:frame draw:style-name="fr1" draw:name="Object10" text:anchor-type="as-char" svg:y="-0.542cm" svg:width="4.05cm" svg:height="0.817cm" draw:z-index="9"><draw:object xlink:href="./Object 10" xlink:type="simple" xlink:show="embed" xlink:actuate="onLoad"/><draw:image xlink:href="./ObjectReplacements/Object 10" xlink:type="simple" xlink:show="embed" xlink:actuate="onLoad"/></draw:frame></text:span></text:p>
      <text:p text:style-name="P5"/>
      <text:p text:style-name="Standard"><text:span text:style-name="T1">(7)<text:tab/></text:span><text:span text:style-name="T1"><draw:frame draw:style-name="fr1" draw:name="Object11" text:anchor-type="as-char" svg:y="-0.377cm" svg:width="5.525cm" svg:height="0.654cm" draw:z-index="10"><draw:object xlink:href="./Object 11" xlink:type="simple" xlink:show="embed" xlink:actuate="onLoad"/><draw:image xlink:href="./ObjectReplacements/Object 11" xlink:type="simple" xlink:show="embed" xlink:actuate="onLoad"/></draw:frame></text:span></text:p>
      <text:p text:style-name="P1"/>
      <text:p text:style-name="Standard"><text:span text:style-name="T1">(8)<text:tab/></text:span><text:span text:style-name="T1"><draw:frame draw:style-name="fr1" draw:name="Object12" text:anchor-type="as-char" svg:y="-0.607cm" svg:width="12.961cm" svg:height="0.882cm" draw:z-index="11"><draw:object xlink:href="./Object 12" xlink:type="simple" xlink:show="embed" xlink:actuate="onLoad"/><draw:image xlink:href="./ObjectReplacements/Object 12" xlink:type="simple" xlink:show="embed" xlink:actuate="onLoad"/></draw:frame></text:span></text:p>
      <text:p text:style-name="P1"/>
      <text:p text:style-name="Standard"><text:span text:style-name="T1">(9)<text:tab/></text:span><text:span text:style-name="T1"><draw:frame draw:style-name="fr1" draw:name="Object13" text:anchor-type="as-char" svg:y="-0.51cm" svg:width="8.689cm" svg:height="0.787cm" draw:z-index="12"><draw:object xlink:href="./Object 13" xlink:type="simple" xlink:show="embed" xlink:actuate="onLoad"/><draw:image xlink:href="./ObjectReplacements/Object 13" xlink:type="simple" xlink:show="embed" xlink:actuate="onLoad"/></draw:frame></text:span></text:p>
      <text:p text:style-name="P1"/>
      <text:p text:style-name="Standard"><text:span text:style-name="T1">The square root of alpha “</text:span><text:span text:style-name="T2">is used to model the effects of leaf reflectance and transmittance on the light climate in the canopy according to Goudriaan (1977).</text:span><text:span text:style-name="T1">” (Anten &amp; Hirose, 1999).</text:span></text:p>
      <text:p text:style-name="Standard"><text:span text:style-name="T1">Extinction coefficient </text:span><text:span text:style-name="T2">k</text:span><text:span text:style-name="T6">veg</text:span><text:span text:style-name="T1"> can either be a value specified in the input data (for example calculated from light measurements) or can be calculated:</text:span></text:p>
      <text:p text:style-name="P1"/>
      <text:p text:style-name="Standard"><text:span text:style-name="T1">(10)<text:tab/></text:span><text:span text:style-name="T1"><draw:frame draw:style-name="fr1" draw:name="Object14" text:anchor-type="as-char" svg:y="-0.416cm" svg:width="3.969cm" svg:height="0.693cm" draw:z-index="13"><draw:object xlink:href="./Object 14" xlink:type="simple" xlink:show="embed" xlink:actuate="onLoad"/><draw:image xlink:href="./ObjectReplacements/Object 14" xlink:type="simple" xlink:show="embed" xlink:actuate="onLoad"/></draw:frame></text:span></text:p>
      <text:p text:style-name="P1"/>
      <text:p text:style-name="Standard"><text:span text:style-name="T1">If calculations are made for an overcast day </text:span><text:span text:style-name="T2">I</text:span><text:span text:style-name="T6">o,dif</text:span><text:span text:style-name="T2"> </text:span><text:span text:style-name="T1">will be a fixed value throughout the day and </text:span><text:span text:style-name="T2">I</text:span><text:span text:style-name="T6">0,dir</text:span><text:span text:style-name="T1"> will be 0. Where </text:span><text:span text:style-name="T2">I</text:span><text:span text:style-name="T6">0,dir</text:span><text:span text:style-name="T5"> </text:span><text:span text:style-name="T1">and </text:span><text:span text:style-name="T2">I</text:span><text:span text:style-name="T6">0,dif</text:span><text:span text:style-name="T1"> are the direct and diffuse radiation components above the vegetation (in </text:span><text:span text:style-name="T7"></text:span><text:span text:style-name="T1">mol</text:span><text:span text:style-name="T7"></text:span><text:span text:style-name="T1"> m</text:span><text:span text:style-name="T9">-2</text:span><text:span text:style-name="T1">s</text:span><text:span text:style-name="T9">-1</text:span><text:span text:style-name="T1">), </text:span><text:span text:style-name="T2">k</text:span><text:span text:style-name="T6">bl</text:span><text:span text:style-name="T1"> is the extinction coefficient of non-scattering, hypothetically black leaves, </text:span><text:span text:style-name="T2">k</text:span><text:span text:style-name="T6">dif</text:span><text:span text:style-name="T1"> is the extinction coefficient of the vegetation for diffuse light, </text:span><text:span text:style-name="T2">ρ</text:span><text:span text:style-name="T1"> is the canopy reflection coefficient and </text:span><text:span text:style-name="T8"></text:span><text:span text:style-name="T1"> is the leaf light absorption coefficient for a certain leaf nitrogen content </text:span><text:span text:style-name="T2">N </text:span><text:span text:style-name="T1">(in mmol</text:span><text:span text:style-name="T7"></text:span><text:span text:style-name="T1">m</text:span><text:span text:style-name="T9">-2</text:span><text:span text:style-name="T1">):</text:span></text:p>
      <text:p text:style-name="P1"/>
      <text:p text:style-name="Standard"><text:span text:style-name="T1"><text:tab/></text:span><text:span text:style-name="T1"><draw:frame draw:style-name="fr1" draw:name="Object15" text:anchor-type="as-char" svg:y="-0.776cm" svg:width="4.175cm" svg:height="1.314cm" draw:z-index="14"><draw:object xlink:href="./Object 15" xlink:type="simple" xlink:show="embed" xlink:actuate="onLoad"/><draw:image xlink:href="./ObjectReplacements/Object 15" xlink:type="simple" xlink:show="embed" xlink:actuate="onLoad"/></draw:frame></text:span><text:span text:style-name="T1"><text:tab/>if </text:span><text:span text:style-name="T2">p</text:span><text:span text:style-name="T6">max</text:span><text:span text:style-name="T1"> is set to be hyperbolic</text:span></text:p>
      <text:p text:style-name="P1">(11)<text:tab/><text:tab/>or</text:p>
      <text:p text:style-name="Standard"><text:span text:style-name="T1"><text:tab/></text:span><text:span text:style-name="T1"><draw:frame draw:style-name="fr1" draw:name="Object16" text:anchor-type="as-char" svg:y="-0.377cm" svg:width="3.182cm" svg:height="0.566cm" draw:z-index="15"><draw:object xlink:href="./Object 16" xlink:type="simple" xlink:show="embed" xlink:actuate="onLoad"/><draw:image xlink:href="./ObjectReplacements/Object 16" xlink:type="simple" xlink:show="embed" xlink:actuate="onLoad"/></draw:frame></text:span><text:span text:style-name="T1"><text:tab/><text:tab/>if </text:span><text:span text:style-name="T2">p</text:span><text:span text:style-name="T6">max</text:span><text:span text:style-name="T1"> is set to be linear</text:span></text:p>
      <text:p text:style-name="P1"/>
      <text:p text:style-name="Standard"><text:span text:style-name="T1">(12)<text:tab/></text:span><text:span text:style-name="T1"><draw:frame draw:style-name="fr1" draw:name="Object17" text:anchor-type="as-char" svg:y="-0.377cm" svg:width="2.951cm" svg:height="0.566cm" draw:z-index="16"><draw:object xlink:href="./Object 17" xlink:type="simple" xlink:show="embed" xlink:actuate="onLoad"/><draw:image xlink:href="./ObjectReplacements/Object 17" xlink:type="simple" xlink:show="embed" xlink:actuate="onLoad"/></draw:frame></text:span></text:p>
      <text:p text:style-name="P1"/>
      <text:p text:style-name="Standard"><text:span text:style-name="T1">(13)<text:tab/></text:span><text:span text:style-name="T1"><draw:frame draw:style-name="fr1" draw:name="Object18" text:anchor-type="as-char" svg:y="-0.542cm" svg:width="3.981cm" svg:height="0.817cm" draw:z-index="17"><draw:object xlink:href="./Object 18" xlink:type="simple" xlink:show="embed" xlink:actuate="onLoad"/><draw:image xlink:href="./ObjectReplacements/Object 18" xlink:type="simple" xlink:show="embed" xlink:actuate="onLoad"/></draw:frame></text:span></text:p>
      <text:p text:style-name="P1"/>
      <text:p text:style-name="Standard"><text:span text:style-name="T1">(14)<text:tab/></text:span><text:span text:style-name="T1"><draw:frame draw:style-name="fr1" draw:name="Object19" text:anchor-type="as-char" svg:y="-0.573cm" svg:width="6.81cm" svg:height="0.85cm" draw:z-index="18"><draw:object xlink:href="./Object 19" xlink:type="simple" xlink:show="embed" xlink:actuate="onLoad"/><draw:image xlink:href="./ObjectReplacements/Object 19" xlink:type="simple" xlink:show="embed" xlink:actuate="onLoad"/></draw:frame></text:span></text:p>
      <text:p text:style-name="P1"/>
      <text:p text:style-name="Standard"><text:span text:style-name="T1">(15)<text:tab/></text:span><text:span text:style-name="T1"><draw:frame draw:style-name="fr1" draw:name="Object20" text:anchor-type="as-char" svg:y="-0.787cm" svg:width="8.271cm" svg:height="1.231cm" draw:z-index="19"><draw:object xlink:href="./Object 20" xlink:type="simple" xlink:show="embed" xlink:actuate="onLoad"/><draw:image xlink:href="./ObjectReplacements/Object 20" xlink:type="simple" xlink:show="embed" xlink:actuate="onLoad"/></draw:frame></text:span></text:p>
      <text:p text:style-name="P1"/>
      <text:p text:style-name="Standard"><text:span text:style-name="T1">(16)<text:tab/></text:span><text:span text:style-name="T1"><draw:frame draw:style-name="fr1" draw:name="Object21" text:anchor-type="as-char" svg:y="-0.887cm" svg:width="10.486cm" svg:height="1.332cm" draw:z-index="20"><draw:object xlink:href="./Object 21" xlink:type="simple" xlink:show="embed" xlink:actuate="onLoad"/><draw:image xlink:href="./ObjectReplacements/Object 21" xlink:type="simple" xlink:show="embed" xlink:actuate="onLoad"/></draw:frame></text:span></text:p>
      <text:p text:style-name="P1"/>
      <text:p text:style-name="Standard"><text:span text:style-name="T1">(17)<text:tab/></text:span><text:span text:style-name="T1"><draw:frame draw:style-name="fr1" draw:name="Object22" text:anchor-type="as-char" svg:y="-0.714cm" svg:width="2.436cm" svg:height="1.189cm" draw:z-index="21"><draw:object xlink:href="./Object 22" xlink:type="simple" xlink:show="embed" xlink:actuate="onLoad"/><draw:image xlink:href="./ObjectReplacements/Object 22" xlink:type="simple" xlink:show="embed" xlink:actuate="onLoad"/></draw:frame></text:span></text:p>
      <text:p text:style-name="P1"><text:soft-page-break/></text:p>
      <text:p text:style-name="Standard"><text:span text:style-name="T1">Where </text:span><text:span text:style-name="T2">f</text:span><text:span text:style-name="T6">dif</text:span><text:span text:style-name="T1"> are the fractions of diffuse light coming from each sky zone, </text:span><text:span text:style-name="T2">S</text:span><text:span text:style-name="T1"> is the sun constant, i.e. the total amount of light outside the atmosphere, </text:span><text:span text:style-name="T2">τ</text:span><text:span text:style-name="T1"> is the atmosp</text:span><text:span text:style-name="T4">h</text:span><text:span text:style-name="T1">eric transmittance, </text:span><text:span text:style-name="T2">M</text:span><text:span text:style-name="T6">air</text:span><text:span text:style-name="T1"> is the mass of air the incoming radiation from outside the atmosphere has to pass through, </text:span><text:span text:style-name="T2">O</text:span><text:span text:style-name="T6">av</text:span><text:span text:style-name="T1"> is the average projection of a leaf with angle </text:span><text:span text:style-name="T8"></text:span><text:span text:style-name="T6">l</text:span><text:span text:style-name="T1"> in radiation of angle </text:span><text:span text:style-name="T8"></text:span><text:span text:style-name="T6">s</text:span><text:span text:style-name="T1">, </text:span><text:span text:style-name="T2">C</text:span><text:span text:style-name="T1"> is the chlorophyll content of a leaf (in </text:span><text:span text:style-name="T7"></text:span><text:span text:style-name="T1">mol</text:span><text:span text:style-name="T7"></text:span><text:span text:style-name="T1"> m</text:span><text:span text:style-name="T9">-2</text:span><text:span text:style-name="T1">).</text:span></text:p>
      <text:p text:style-name="P1"/>
      <text:p text:style-name="Standard"><text:span text:style-name="T1">(18)<text:tab/></text:span><text:span text:style-name="T1"><draw:frame draw:style-name="fr1" draw:name="Object23" text:anchor-type="as-char" svg:y="-0.503cm" svg:width="6.761cm" svg:height="0.721cm" draw:z-index="22"><draw:object xlink:href="./Object 23" xlink:type="simple" xlink:show="embed" xlink:actuate="onLoad"/><draw:image xlink:href="./ObjectReplacements/Object 23" xlink:type="simple" xlink:show="embed" xlink:actuate="onLoad"/></draw:frame></text:span></text:p>
      <text:p text:style-name="P1"/>
      <text:p text:style-name="Standard"><text:span text:style-name="T1">(19)<text:tab/></text:span><text:span text:style-name="T1"><draw:frame draw:style-name="fr1" draw:name="Object24" text:anchor-type="as-char" svg:y="-0.803cm" svg:width="9.971cm" svg:height="1.369cm" draw:z-index="23"><draw:object xlink:href="./Object 24" xlink:type="simple" xlink:show="embed" xlink:actuate="onLoad"/><draw:image xlink:href="./ObjectReplacements/Object 24" xlink:type="simple" xlink:show="embed" xlink:actuate="onLoad"/></draw:frame></text:span><text:span text:style-name="T1"><text:tab/>if </text:span><text:span text:style-name="T8"></text:span><text:span text:style-name="T6">s</text:span><text:span text:style-name="T1"> &lt;</text:span><text:span text:style-name="T8"></text:span><text:span text:style-name="T6">l</text:span></text:p>
      <text:p text:style-name="P1"><text:tab/><text:tab/>and</text:p>
      <text:p text:style-name="Standard"><text:span text:style-name="T1">(20)<text:tab/></text:span><text:span text:style-name="T1"><draw:frame draw:style-name="fr1" draw:name="Object25" text:anchor-type="as-char" svg:y="-0.377cm" svg:width="3.962cm" svg:height="0.654cm" draw:z-index="24"><draw:object xlink:href="./Object 25" xlink:type="simple" xlink:show="embed" xlink:actuate="onLoad"/><draw:image xlink:href="./ObjectReplacements/Object 25" xlink:type="simple" xlink:show="embed" xlink:actuate="onLoad"/></draw:frame></text:span><text:span text:style-name="T1"><text:tab/><text:tab/><text:tab/><text:tab/><text:tab/>if </text:span><text:span text:style-name="T8"></text:span><text:span text:style-name="T6">s</text:span><text:span text:style-name="T1"> &gt;</text:span><text:span text:style-name="T8"></text:span><text:span text:style-name="T6">l</text:span></text:p>
      <text:p text:style-name="P3"/>
      <text:p text:style-name="Standard"><text:span text:style-name="T1">(21)<text:tab/></text:span><text:span text:style-name="T1"><draw:frame draw:style-name="fr1" draw:name="Object26" text:anchor-type="as-char" svg:y="-0.776cm" svg:width="3.519cm" svg:height="1.314cm" draw:z-index="25"><draw:object xlink:href="./Object 26" xlink:type="simple" xlink:show="embed" xlink:actuate="onLoad"/><draw:image xlink:href="./ObjectReplacements/Object 26" xlink:type="simple" xlink:show="embed" xlink:actuate="onLoad"/></draw:frame></text:span></text:p>
      <text:p text:style-name="P1"/>
      <text:p text:style-name="Standard"><text:span text:style-name="T1">The day length </text:span><text:span text:style-name="T2">dayl</text:span><text:span text:style-name="T1"> required for integration over the day is calculated as follows:</text:span></text:p>
      <text:p text:style-name="P1"/>
      <text:p text:style-name="Standard"><text:span text:style-name="T1">(22)<text:tab/></text:span><text:span text:style-name="T1"><draw:frame draw:style-name="fr1" draw:name="Object27" text:anchor-type="as-char" svg:y="-1.552cm" svg:width="7.114cm" svg:height="2.023cm" draw:z-index="26"><draw:object xlink:href="./Object 27" xlink:type="simple" xlink:show="embed" xlink:actuate="onLoad"/><draw:image xlink:href="./ObjectReplacements/Object 27" xlink:type="simple" xlink:show="embed" xlink:actuate="onLoad"/></draw:frame></text:span></text:p>
      <text:p text:style-name="P1"/>
      <text:p text:style-name="Standard"><text:span text:style-name="T1">Where </text:span><text:span text:style-name="T8"></text:span><text:span text:style-name="T1"> is the declination of the sun at a certain date and </text:span><text:span text:style-name="T8"></text:span><text:span text:style-name="T1"> is the latitude of the plot location.</text:span></text:p>
      <text:p text:style-name="P1"/>
      <text:p text:style-name="Standard"><text:span text:style-name="T1">(23)<text:tab/></text:span><text:span text:style-name="T1"><draw:frame draw:style-name="fr1" draw:name="Object28" text:anchor-type="as-char" svg:y="-0.771cm" svg:width="8.334cm" svg:height="1.263cm" draw:z-index="27"><draw:object xlink:href="./Object 28" xlink:type="simple" xlink:show="embed" xlink:actuate="onLoad"/><draw:image xlink:href="./ObjectReplacements/Object 28" xlink:type="simple" xlink:show="embed" xlink:actuate="onLoad"/></draw:frame></text:span></text:p>
      <text:p text:style-name="P1"/>
      <text:p text:style-name="Standard"><text:span text:style-name="T1">And the inclination of the sun </text:span><text:span text:style-name="T8"></text:span><text:span text:style-name="T6">s</text:span><text:span text:style-name="T1"> at a certain date </text:span><text:span text:style-name="T2">date</text:span><text:span text:style-name="T1"> and time </text:span><text:span text:style-name="T2">t</text:span><text:span text:style-name="T1"> is</text:span></text:p>
      <text:p text:style-name="P1"/>
      <text:p text:style-name="Standard"><text:span text:style-name="T1">(24)<text:tab/></text:span><text:span text:style-name="T1"><draw:frame draw:style-name="fr1" draw:name="Object29" text:anchor-type="as-char" svg:y="-0.771cm" svg:width="10.691cm" svg:height="1.263cm" draw:z-index="28"><draw:object xlink:href="./Object 29" xlink:type="simple" xlink:show="embed" xlink:actuate="onLoad"/><draw:image xlink:href="./ObjectReplacements/Object 29" xlink:type="simple" xlink:show="embed" xlink:actuate="onLoad"/></draw:frame></text:span></text:p>
      <text:p text:style-name="P1"/>
      <text:p text:style-name="P2">Notes:</text:p>
      <text:p text:style-name="Standard"><text:span text:style-name="T1">The </text:span><text:span text:style-name="T2">F</text:span><text:span text:style-name="T6">cum</text:span><text:span text:style-name="T1"> is both used as a parameter determining the </text:span><text:span text:style-name="T2">k</text:span><text:span text:style-name="T6">bl</text:span><text:span text:style-name="T1">, but also as a depth parameter, indicating how deep we are in the vegetation, as seen from the top (</text:span><text:span text:style-name="T2">F</text:span><text:span text:style-name="T6">cum</text:span><text:span text:style-name="T1"> = 0) to the bottom (</text:span><text:span text:style-name="T2">F</text:span><text:span text:style-name="T6">cum </text:span><text:span text:style-name="T1">= vegetation </text:span><text:span text:style-name="T2">F</text:span><text:span text:style-name="T1">). This last application eliminates the need for knowing the vegetation, plant and layer height. This leads, however, to the simplifying assumption that the plant’s top layer has the same thickness as the corresponding vegetation layer. </text:span></text:p>
      <text:h text:style-name="P11" text:outline-level="3"/>
      <text:h text:style-name="P13" text:outline-level="3">Program notes</text:h>
      <text:p text:style-name="Standard"><text:span text:style-name="T1">-The </text:span><text:span text:style-name="T8"></text:span><text:span text:style-name="T6">N</text:span><text:span text:style-name="T1"> (leaf light absorption coefficient) of an individual has a minimum value set to 0.2, in case the leaf nitrogen content is very low. This was done to prevent very low </text:span><text:span text:style-name="T8"></text:span><text:span text:style-name="T6">N</text:span><text:span text:style-name="T1"> values.</text:span></text:p>
      <text:p text:style-name="Standard"><text:span text:style-name="T1">-Constants: </text:span><text:span text:style-name="T2">S</text:span><text:span text:style-name="T1"> (sun constant) = 3190, </text:span><text:span text:style-name="T2">τ</text:span><text:span text:style-name="T1"> (atmosp</text:span><text:span text:style-name="T3">h</text:span><text:span text:style-name="T1">eric transmittance) = 0.6, </text:span><text:span text:style-name="T2">f</text:span><text:span text:style-name="T6">dif</text:span><text:span text:style-name="T1"> (1, 2, 3) = (0.2, 0.3, 0.5).</text:span></text:p>
      <text:p text:style-name="Standard"><text:span text:style-name="T1">-</text:span><text:span text:style-name="T2">P</text:span><text:span text:style-name="T1"> and </text:span><text:span text:style-name="T2">I</text:span><text:span text:style-name="T1"> results are divided by 1,000,000 to get mol/day.</text:span></text:p>
      <text:p text:style-name="P1">-Possible read errors</text:p>
      <text:list xml:id="list1581957694" text:style-name="WW8Num1">
        <text:list-item>
          <text:p text:style-name="P9">Not enough sheets in workbook</text:p>
        </text:list-item>
        <text:list-item>
          <text:p text:style-name="P9">Error reading plot data</text:p>
        </text:list-item>
        <text:list-item>
          <text:p text:style-name="P9">Error reading species data</text:p>
        </text:list-item>
        <text:list-item>
          <text:p text:style-name="P9">Error reading subplot data</text:p>
        </text:list-item>
        <text:list-item>
          <text:p text:style-name="P9">Error reading individual data</text:p>
        </text:list-item>
      </text:list>
      <text:p text:style-name="P1">-A ‘Hash table collision’ in the output file indicates either species/subplots/individuals with the same name or an (unlikely) occasion of two names resulting in the same hash value. Solution: change the name of the problematic species/subplot/individual.</text:p>
      <text:h text:style-name="P13" text:outline-level="3">References</text:h>
      <text:p text:style-name="P1">Formulas:</text:p>
      <text:p text:style-name="P7">1) ?</text:p>
      <text:p text:style-name="P7">1b) ?</text:p>
      <text:p text:style-name="P7">2) Anten and Hirose, 2001. Formula 10</text:p>
      <text:p text:style-name="P7">3) Anten and Hirose, 2001. Formula 7</text:p>
      <text:p text:style-name="P7">6) Anten and Hirose, 2001. Formula 11</text:p>
      <text:p text:style-name="P6"><text:span text:style-name="T1">7) Anten and Hirose, 2001. Formula 4, but with </text:span><text:span text:style-name="T1"><draw:frame draw:style-name="fr2" draw:name="Object30" text:anchor-type="as-char" svg:width="2.655cm" svg:height="0.563cm" draw:z-index="29"><draw:object xlink:href="./Object 30" xlink:type="simple" xlink:show="embed" xlink:actuate="onLoad"/><draw:image xlink:href="./ObjectReplacements/Object 30" xlink:type="simple" xlink:show="embed" xlink:actuate="onLoad"/></draw:frame></text:span><text:span text:style-name="T1"> and the shade component </text:span></text:p>
      <text:p text:style-name="P7">omitted.</text:p>
      <text:p text:style-name="P7">8) Anten and Hirose, 2001. Formula 3</text:p>
      <text:p text:style-name="P7">9) Anten and Hirose, 2001. Formula 2</text:p>
      <text:p text:style-name="P7">10) ?</text:p>
      <text:p text:style-name="P7">11) Anten and Hirose, 2001. Formula 8</text:p>
      <text:p text:style-name="P7">12) Anten and Hirose, 2001. Formula 9</text:p>
      <text:p text:style-name="P7">13) Gates, 1980.</text:p>
      <text:p text:style-name="P7">14) Gates, 1980.</text:p>
      <text:p text:style-name="P8">15) Goudriaan, 1988. ?</text:p>
      <text:p text:style-name="P8">16) Goudriaan, 1988. ? Anten, 1997.?</text:p>
      <text:p text:style-name="P7">17) Anten and Hirose, 2001. Formula 5</text:p>
      <text:h text:style-name="P10" text:outline-level="3">Literature</text:h>
      <text:p text:style-name="Standard"><text:span text:style-name="T1">-Anten, N.P.R. and Hirose, T. 1999. Interspecific differences in above-ground growth patterns result in spatial and temporal partitioning of light among species in a tall-grass meadow. </text:span><text:span text:style-name="T2">Journal of Ecology</text:span><text:span text:style-name="T1"> 87: 583-597.</text:span></text:p>
      <text:p text:style-name="Standard"><text:span text:style-name="T1">-Anten, N.P.R. and Hirose, T. 2001. Limitations on photosynthesis of competing individuals in stands and the consequences for canopy structure. </text:span><text:span text:style-name="T11">Oecologia</text:span><text:span text:style-name="T10"> 129:186-196</text:span></text:p>
      <text:p text:style-name="Standard"><text:span text:style-name="T10">-Goudriaan, J. 1988. </text:span><text:span text:style-name="T1">The bare bones of leaf-angle distribution in radiation models for canopy photosynthesis and energy exchange. </text:span><text:span text:style-name="T2">Agricultural and Forest Meteorology</text:span><text:span text:style-name="T1">, 43: 155-169</text:span></text:p>
      <text:p text:style-name="P4">-Anten, N.P.R. 1997. ?</text:p>
      <text:p text:style-name="Standard"><text:span text:style-name="T1">-Gates, D.M. 1980. </text:span><text:span text:style-name="T2">Biophysical Ecology.</text:span><text:span text:style-name="T1"> Springer Verlag, New York.</text:span></text:p>
      <text:p text:style-name="P1"/>
      <text:p text:style-name="Standard"><text:span text:style-name="T12">Last updated: </text:span><text:span text:style-name="T12"><text:date style:data-style-name="N36" text:date-value="2017-05-10T10:18:52.715594465">10/05/2017</text: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Standaardalinea-lettertype"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0:18:20.420877312</meta:creation-date>
    <meta:editing-cycles>2</meta:editing-cycles>
    <meta:editing-duration>PT12S</meta:editing-duration>
    <meta:generator>LibreOffice/5.3.2.2$Linux_X86_64 LibreOffice_project/6cd4f1ef626f15116896b1d8e1398b56da0d0ee1</meta:generator>
    <dc:title>The ‘StratiPHOLIAGE’ canopy model and program</dc:title>
    <dc:date>2017-05-10T10:18:52.569869520</dc:date>
    <meta:document-statistic meta:table-count="0" meta:image-count="0" meta:object-count="30" meta:page-count="5" meta:paragraph-count="82" meta:word-count="1100" meta:character-count="6284" meta:non-whitespace-character-count="5268"/>
    <meta:template xlink:type="simple" xlink:actuate="onRequest" xlink:title="Normal.dot" xlink:href=""/>
  </office:meta>
</office:document-meta>
</file>

<file path=Object 1/content.xml><?xml version="1.0" encoding="utf-8"?>
<math xmlns="http://www.w3.org/1998/Math/MathML" display="block">
  <semantics>
    <mrow>
      <mstyle mathsize="12pt">
        <msub>
          <mi>R</mi>
          <mstyle mathsize="8pt">
            <mrow>
              <mstyle mathvariant="italic">
                <mtext>dn</mtext>
              </mstyle>
              <mi mathvariant="normal">:</mi>
              <mi>i</mi>
            </mrow>
          </mstyle>
        </msub>
      </mstyle>
      <mrow/>
    </mrow>
    <annotation encoding="StarMath 5.0"> size 12{R rSub { size 8{ ital "dn":i} } } {}</annotation>
  </semantics>
</math>
</file>

<file path=Object 10/content.xml><?xml version="1.0" encoding="utf-8"?>
<math xmlns="http://www.w3.org/1998/Math/MathML" display="block">
  <semantics>
    <mrow>
      <mstyle mathsize="12pt">
        <mrow>
          <msub>
            <mi>f</mi>
            <mstyle mathsize="8pt">
              <mrow>
                <mstyle mathvariant="italic">
                  <mtext>sl</mtext>
                </mstyle>
                <mi mathvariant="normal">:</mi>
                <msub>
                  <mi>β</mi>
                  <mstyle mathsize="6pt">
                    <mi>s</mi>
                  </mstyle>
                </msub>
                <mi>,</mi>
                <msub>
                  <mi>F</mi>
                  <mstyle mathsize="6pt">
                    <mstyle mathvariant="italic">
                      <mtext>cum</mtext>
                    </mstyle>
                  </mstyle>
                </msub>
              </mrow>
            </mstyle>
          </msub>
          <mo stretchy="false">=</mo>
          <msup>
            <mi>e</mi>
            <mrow>
              <mrow>
                <mo stretchy="false">−</mo>
                <msub>
                  <mi>k</mi>
                  <mstyle mathsize="6pt">
                    <mrow>
                      <mstyle mathvariant="italic">
                        <mtext>bl</mtext>
                      </mstyle>
                      <mi>,</mi>
                      <mstyle mathvariant="italic">
                        <mtext>ind</mtext>
                      </mstyle>
                      <mi mathvariant="normal">:</mi>
                      <msub>
                        <mi>β</mi>
                        <mi>s</mi>
                      </msub>
                    </mrow>
                  </mstyle>
                </msub>
              </mrow>
              <msub>
                <mi>F</mi>
                <mstyle mathsize="6pt">
                  <mstyle mathvariant="italic">
                    <mtext>cum</mtext>
                  </mstyle>
                </mstyle>
              </msub>
            </mrow>
          </msup>
        </mrow>
      </mstyle>
      <mrow/>
    </mrow>
    <annotation encoding="StarMath 5.0"> size 12{f rSub { size 8{ ital "sl":β rSub { size 6{s} } ,F rSub { size 6{ ital "cum"} } } } =e rSup { - k rSub { size 6{ ital "bl", ital "ind":β rSub {s} } } F rSub { size 6{ ital "cum"} } } } {}</annotation>
  </semantics>
</math>
</file>

<file path=Object 11/content.xml><?xml version="1.0" encoding="utf-8"?>
<math xmlns="http://www.w3.org/1998/Math/MathML" display="block">
  <semantics>
    <mrow>
      <mstyle mathsize="12pt">
        <mrow>
          <mrow>
            <msub>
              <mi>I</mi>
              <mstyle mathsize="8pt">
                <mrow>
                  <mstyle mathvariant="italic">
                    <mtext>dir</mtext>
                  </mstyle>
                  <mi mathvariant="normal">:</mi>
                  <msub>
                    <mi>β</mi>
                    <mstyle mathsize="6pt">
                      <mi>s</mi>
                    </mstyle>
                  </msub>
                  <mi>,</mi>
                  <mi>N</mi>
                  <mi>,</mi>
                  <msub>
                    <mi>F</mi>
                    <mstyle mathsize="6pt">
                      <mstyle mathvariant="italic">
                        <mtext>cum</mtext>
                      </mstyle>
                    </mstyle>
                  </msub>
                </mrow>
              </mstyle>
            </msub>
            <mo stretchy="false">=</mo>
            <msub>
              <mi>I</mi>
              <mrow>
                <mn>0,</mn>
                <mstyle mathvariant="italic">
                  <mtext>dir</mtext>
                </mstyle>
                <mi mathvariant="normal">:</mi>
                <msub>
                  <mi>β</mi>
                  <mstyle mathsize="6pt">
                    <mi>s</mi>
                  </mstyle>
                </msub>
              </mrow>
            </msub>
          </mrow>
          <mstyle mathsize="12pt">
            <msub>
              <mi>k</mi>
              <mrow>
                <mstyle mathvariant="italic">
                  <mtext>bl</mtext>
                </mstyle>
                <mi>,</mi>
                <mstyle mathvariant="italic">
                  <mtext>ind</mtext>
                </mstyle>
                <mi mathvariant="normal">:</mi>
                <msub>
                  <mi>β</mi>
                  <mstyle mathsize="6pt">
                    <mi>s</mi>
                  </mstyle>
                </msub>
              </mrow>
            </msub>
          </mstyle>
          <mstyle mathsize="12pt">
            <msub>
              <mi>α</mi>
              <mi>N</mi>
            </msub>
          </mstyle>
        </mrow>
      </mstyle>
      <mrow/>
    </mrow>
    <annotation encoding="StarMath 5.0"> size 12{I rSub { size 8{ ital "dir":β rSub { size 6{s} } ,N,F rSub { size 6{ ital "cum"} } } } =I rSub {0, ital "dir":β rSub { size 6{s} } }  size 12{k rSub { ital "bl", ital "ind":β rSub { size 6{s} } } } size 12{α rSub {N} }} {}</annotation>
  </semantics>
</math>
</file>

<file path=Object 12/content.xml><?xml version="1.0" encoding="utf-8"?>
<math xmlns="http://www.w3.org/1998/Math/MathML" display="block">
  <semantics>
    <mrow>
      <mstyle mathsize="12pt">
        <mrow>
          <mrow>
            <msub>
              <mi>I</mi>
              <mstyle mathsize="8pt">
                <mrow>
                  <mstyle mathvariant="italic">
                    <mtext>scat</mtext>
                  </mstyle>
                  <mi mathvariant="normal">:</mi>
                  <msub>
                    <mi>β</mi>
                    <mstyle mathsize="6pt">
                      <mi>s</mi>
                    </mstyle>
                  </msub>
                  <mi>,</mi>
                  <mi>N</mi>
                  <mi>,</mi>
                  <msub>
                    <mi>F</mi>
                    <mstyle mathsize="6pt">
                      <mstyle mathvariant="italic">
                        <mtext>cum</mtext>
                      </mstyle>
                    </mstyle>
                  </msub>
                </mrow>
              </mstyle>
            </msub>
            <mo stretchy="false">=</mo>
            <msub>
              <mi>I</mi>
              <mrow>
                <mn>0,</mn>
                <mstyle mathvariant="italic">
                  <mtext>dir</mtext>
                </mstyle>
                <mi mathvariant="normal">:</mi>
                <msub>
                  <mi>β</mi>
                  <mstyle mathsize="6pt">
                    <mi>s</mi>
                  </mstyle>
                </msub>
              </mrow>
            </msub>
          </mrow>
          <msqrt>
            <mstyle mathsize="12pt">
              <msub>
                <mi>α</mi>
                <mi>N</mi>
              </msub>
            </mstyle>
          </msqrt>
          <mstyle mathsize="12pt">
            <mrow>
              <msub>
                <mi>k</mi>
                <mrow>
                  <mstyle mathvariant="italic">
                    <mtext>bl</mtext>
                  </mstyle>
                  <mi>,</mi>
                  <mstyle mathvariant="italic">
                    <mtext>ind</mtext>
                  </mstyle>
                  <mi mathvariant="normal">:</mi>
                  <msub>
                    <mi>β</mi>
                    <mstyle mathsize="6pt">
                      <mi>s</mi>
                    </mstyle>
                  </msub>
                </mrow>
              </msub>
              <mrow>
                <mo fence="true" stretchy="true">[</mo>
                <mrow>
                  <mstyle mathsize="12pt">
                    <mrow>
                      <mrow>
                        <mo fence="true" stretchy="true">(</mo>
                        <mrow>
                          <mrow>
                            <mn>1</mn>
                            <mo stretchy="false">−</mo>
                            <mi>ρ</mi>
                          </mrow>
                        </mrow>
                        <mo fence="true" stretchy="true">)</mo>
                      </mrow>
                      <msup>
                        <mi>e</mi>
                        <mrow>
                          <mrow>
                            <mo stretchy="false">−</mo>
                            <msub>
                              <mi>k</mi>
                              <mstyle mathsize="6pt">
                                <mrow>
                                  <mstyle mathvariant="italic">
                                    <mtext>bl</mtext>
                                  </mstyle>
                                  <mi>,</mi>
                                  <mstyle mathvariant="italic">
                                    <mtext>sub</mtext>
                                  </mstyle>
                                  <mi mathvariant="normal">:</mi>
                                  <msub>
                                    <mi>β</mi>
                                    <mi>s</mi>
                                  </msub>
                                </mrow>
                              </mstyle>
                            </msub>
                          </mrow>
                          <msqrt>
                            <msub>
                              <mi>α</mi>
                              <mstyle mathsize="6pt">
                                <mstyle mathvariant="italic">
                                  <mtext>veg</mtext>
                                </mstyle>
                              </mstyle>
                            </msub>
                          </msqrt>
                          <msub>
                            <mi>F</mi>
                            <mstyle mathsize="6pt">
                              <mstyle mathvariant="italic">
                                <mtext>cum</mtext>
                              </mstyle>
                            </mstyle>
                          </msub>
                        </mrow>
                      </msup>
                      <mstyle mathsize="12pt">
                        <mrow>
                          <mo stretchy="false">−</mo>
                          <msqrt>
                            <msub>
                              <mi>α</mi>
                              <mi>N</mi>
                            </msub>
                          </msqrt>
                        </mrow>
                      </mstyle>
                      <mstyle mathsize="12pt">
                        <msup>
                          <mi>e</mi>
                          <mrow>
                            <mrow>
                              <mo stretchy="false">−</mo>
                              <msub>
                                <mi>k</mi>
                                <mstyle mathsize="6pt">
                                  <mrow>
                                    <mstyle mathvariant="italic">
                                      <mtext>bl</mtext>
                                    </mstyle>
                                    <mi>,</mi>
                                    <mstyle mathvariant="italic">
                                      <mtext>sub</mtext>
                                    </mstyle>
                                    <mi mathvariant="normal">:</mi>
                                    <msub>
                                      <mi>β</mi>
                                      <mi>s</mi>
                                    </msub>
                                  </mrow>
                                </mstyle>
                              </msub>
                            </mrow>
                            <msub>
                              <mi>F</mi>
                              <mstyle mathsize="6pt">
                                <mstyle mathvariant="italic">
                                  <mtext>cum</mtext>
                                </mstyle>
                              </mstyle>
                            </msub>
                          </mrow>
                        </msup>
                      </mstyle>
                    </mrow>
                  </mstyle>
                </mrow>
                <mo fence="true" stretchy="true">]</mo>
              </mrow>
            </mrow>
          </mstyle>
        </mrow>
      </mstyle>
      <mrow/>
    </mrow>
    <annotation encoding="StarMath 5.0"> size 12{I rSub { size 8{ ital "scat":β rSub { size 6{s} } ,N,F rSub { size 6{ ital "cum"} } } } =I rSub {0, ital "dir":β rSub { size 6{s} } }  sqrt { size 12{α rSub {N} } }  size 12{k rSub { ital "bl", ital "ind":β rSub { size 6{s} } }  left [ size 12{ left (1 - ρ right )e rSup { - k rSub { size 6{ ital "bl", ital "sub":β rSub {s} } }  sqrt {α rSub { size 6{ ital "veg"} } } F rSub { size 6{ ital "cum"} } }  size 12{ -  sqrt {α rSub {N} } } size 12{e rSup { - k rSub { size 6{ ital "bl", ital "sub":β rSub {s} } } F rSub { size 6{ ital "cum"} } } }}  right ]}} {}</annotation>
  </semantics>
</math>
</file>

<file path=Object 13/content.xml><?xml version="1.0" encoding="utf-8"?>
<math xmlns="http://www.w3.org/1998/Math/MathML" display="block">
  <semantics>
    <mrow>
      <mstyle mathsize="12pt">
        <mrow>
          <mrow>
            <msub>
              <mi>I</mi>
              <mstyle mathsize="8pt">
                <mrow>
                  <mstyle mathvariant="italic">
                    <mtext>dif</mtext>
                  </mstyle>
                  <mi mathvariant="normal">:</mi>
                  <msub>
                    <mi>β</mi>
                    <mstyle mathsize="6pt">
                      <mi>s</mi>
                    </mstyle>
                  </msub>
                  <mi>,</mi>
                  <mi>N</mi>
                  <mi>,</mi>
                  <msub>
                    <mi>F</mi>
                    <mstyle mathsize="6pt">
                      <mstyle mathvariant="italic">
                        <mtext>cum</mtext>
                      </mstyle>
                    </mstyle>
                  </msub>
                </mrow>
              </mstyle>
            </msub>
            <mo stretchy="false">=</mo>
            <msub>
              <mi>I</mi>
              <mrow>
                <mn>0,</mn>
                <mstyle mathvariant="italic">
                  <mtext>dif</mtext>
                </mstyle>
                <mi mathvariant="normal">:</mi>
                <msub>
                  <mi>β</mi>
                  <mstyle mathsize="6pt">
                    <mi>s</mi>
                  </mstyle>
                </msub>
              </mrow>
            </msub>
          </mrow>
          <mrow>
            <mo fence="true" stretchy="true">(</mo>
            <mrow>
              <mstyle mathsize="12pt">
                <mrow>
                  <mn>1</mn>
                  <mo stretchy="false">−</mo>
                  <mi>ρ</mi>
                </mrow>
              </mstyle>
            </mrow>
            <mo fence="true" stretchy="true">)</mo>
          </mrow>
          <msqrt>
            <mstyle mathsize="12pt">
              <msub>
                <mi>α</mi>
                <mi>N</mi>
              </msub>
            </mstyle>
          </msqrt>
          <mstyle mathsize="12pt">
            <msub>
              <mi>k</mi>
              <mrow>
                <mstyle mathvariant="italic">
                  <mtext>dif</mtext>
                </mstyle>
                <mi>,</mi>
                <mstyle mathvariant="italic">
                  <mtext>ind</mtext>
                </mstyle>
                <mi mathvariant="normal">:</mi>
                <msub>
                  <mi>F</mi>
                  <mstyle mathsize="6pt">
                    <mstyle mathvariant="italic">
                      <mtext>cum</mtext>
                    </mstyle>
                  </mstyle>
                </msub>
              </mrow>
            </msub>
          </mstyle>
          <mstyle mathsize="12pt">
            <msup>
              <mi>e</mi>
              <mrow>
                <mrow>
                  <mo stretchy="false">−</mo>
                  <msub>
                    <mi>k</mi>
                    <mstyle mathsize="6pt">
                      <mstyle mathvariant="italic">
                        <mtext>veg</mtext>
                      </mstyle>
                    </mstyle>
                  </msub>
                </mrow>
                <msub>
                  <mi>F</mi>
                  <mstyle mathsize="6pt">
                    <mstyle mathvariant="italic">
                      <mtext>cum</mtext>
                    </mstyle>
                  </mstyle>
                </msub>
              </mrow>
            </msup>
          </mstyle>
        </mrow>
      </mstyle>
      <mrow/>
    </mrow>
    <annotation encoding="StarMath 5.0"> size 12{I rSub { size 8{ ital "dif":β rSub { size 6{s} } ,N,F rSub { size 6{ ital "cum"} } } } =I rSub {0, ital "dif":β rSub { size 6{s} } }  left ( size 12{1 - ρ}  right ) sqrt { size 12{α rSub {N} } }  size 12{k rSub { ital "dif", ital "ind":F rSub { size 6{ ital "cum"} } } } size 12{e rSup { - k rSub { size 6{ ital "veg"} } F rSub { size 6{ ital "cum"} } } }} {}</annotation>
  </semantics>
</math>
</file>

<file path=Object 14/content.xml><?xml version="1.0" encoding="utf-8"?>
<math xmlns="http://www.w3.org/1998/Math/MathML" display="block">
  <semantics>
    <mrow>
      <mstyle mathsize="12pt">
        <mrow>
          <mrow>
            <msub>
              <mi>k</mi>
              <mstyle mathsize="8pt">
                <mstyle mathvariant="italic">
                  <mtext>veg</mtext>
                </mstyle>
              </mstyle>
            </msub>
            <mo stretchy="false">=</mo>
            <msub>
              <mi>k</mi>
              <mstyle mathsize="8pt">
                <mrow>
                  <mstyle mathvariant="italic">
                    <mtext>dif</mtext>
                  </mstyle>
                  <mi>,</mi>
                  <mstyle mathvariant="italic">
                    <mtext>sub</mtext>
                  </mstyle>
                  <mi mathvariant="normal">:</mi>
                  <msub>
                    <mi>F</mi>
                    <mstyle mathsize="6pt">
                      <mstyle mathvariant="italic">
                        <mtext>cum</mtext>
                      </mstyle>
                    </mstyle>
                  </msub>
                </mrow>
              </mstyle>
            </msub>
          </mrow>
          <msqrt>
            <msub>
              <mi>α</mi>
              <mstyle mathvariant="italic">
                <mtext>veg</mtext>
              </mstyle>
            </msub>
          </msqrt>
        </mrow>
      </mstyle>
      <mrow/>
    </mrow>
    <annotation encoding="StarMath 5.0"> size 12{k rSub { size 8{ ital "veg"} } =k rSub { size 8{ ital "dif", ital "sub":F rSub { size 6{ ital "cum"} } } }  sqrt {α rSub { ital "veg"} } } {}</annotation>
  </semantics>
</math>
</file>

<file path=Object 15/content.xml><?xml version="1.0" encoding="utf-8"?>
<math xmlns="http://www.w3.org/1998/Math/MathML" display="block">
  <semantics>
    <mrow>
      <mstyle mathsize="12pt">
        <mrow>
          <msub>
            <mi>p</mi>
            <mstyle mathsize="8pt">
              <mrow>
                <mtext>max:</mtext>
                <mi>N</mi>
              </mrow>
            </mstyle>
          </msub>
          <mo stretchy="false">=</mo>
          <mfrac>
            <mrow>
              <mrow>
                <mo fence="true" stretchy="true">(</mo>
                <mrow>
                  <mrow>
                    <msub>
                      <mi>a</mi>
                      <mstyle mathsize="8pt">
                        <mi>p</mi>
                      </mstyle>
                    </msub>
                    <mrow>
                      <mi>N</mi>
                      <mo stretchy="false">+</mo>
                      <msub>
                        <mi>b</mi>
                        <mstyle mathsize="8pt">
                          <mi>p</mi>
                        </mstyle>
                      </msub>
                    </mrow>
                  </mrow>
                </mrow>
                <mo fence="true" stretchy="true">)</mo>
              </mrow>
              <msub>
                <mi>c</mi>
                <mstyle mathsize="8pt">
                  <mi>p</mi>
                </mstyle>
              </msub>
            </mrow>
            <mrow>
              <mrow>
                <mo fence="true" stretchy="true">(</mo>
                <mrow>
                  <mrow>
                    <msub>
                      <mi>a</mi>
                      <mstyle mathsize="8pt">
                        <mi>p</mi>
                      </mstyle>
                    </msub>
                    <mrow>
                      <mi>N</mi>
                      <mo stretchy="false">+</mo>
                      <msub>
                        <mi>b</mi>
                        <mstyle mathsize="8pt">
                          <mi>p</mi>
                        </mstyle>
                      </msub>
                    </mrow>
                  </mrow>
                </mrow>
                <mo fence="true" stretchy="true">)</mo>
              </mrow>
              <mo stretchy="false">+</mo>
              <msub>
                <mi>c</mi>
                <mstyle mathsize="8pt">
                  <mi>p</mi>
                </mstyle>
              </msub>
            </mrow>
          </mfrac>
        </mrow>
      </mstyle>
      <mrow/>
    </mrow>
    <annotation encoding="StarMath 5.0"> size 12{p rSub { size 8{"max:"N} } = {  { left (a rSub { size 8{p} } N+b rSub { size 8{p} }  right )c rSub { size 8{p} } }  over  { left (a rSub { size 8{p} } N+b rSub { size 8{p} }  right )+c rSub { size 8{p} } } } } {}</annotation>
  </semantics>
</math>
</file>

<file path=Object 16/content.xml><?xml version="1.0" encoding="utf-8"?>
<math xmlns="http://www.w3.org/1998/Math/MathML" display="block">
  <semantics>
    <mrow>
      <mstyle mathsize="12pt">
        <mrow>
          <mrow>
            <msub>
              <mi>p</mi>
              <mstyle mathsize="8pt">
                <mrow>
                  <mtext>max:</mtext>
                  <mi>N</mi>
                </mrow>
              </mstyle>
            </msub>
            <mo stretchy="false">=</mo>
            <msub>
              <mi>a</mi>
              <mstyle mathsize="8pt">
                <mi>p</mi>
              </mstyle>
            </msub>
          </mrow>
          <mrow>
            <mi>N</mi>
            <mo stretchy="false">+</mo>
            <msub>
              <mi>b</mi>
              <mstyle mathsize="8pt">
                <mi>p</mi>
              </mstyle>
            </msub>
          </mrow>
        </mrow>
      </mstyle>
      <mrow/>
    </mrow>
    <annotation encoding="StarMath 5.0"> size 12{p rSub { size 8{"max:"N} } =a rSub { size 8{p} } N+b rSub { size 8{p} } } {}</annotation>
  </semantics>
</math>
</file>

<file path=Object 17/content.xml><?xml version="1.0" encoding="utf-8"?>
<math xmlns="http://www.w3.org/1998/Math/MathML" display="block">
  <semantics>
    <mrow>
      <mstyle mathsize="12pt">
        <mrow>
          <mrow>
            <msub>
              <mi>R</mi>
              <mstyle mathsize="8pt">
                <mrow>
                  <mi>d</mi>
                  <mi mathvariant="normal">:</mi>
                  <mi>N</mi>
                </mrow>
              </mstyle>
            </msub>
            <mo stretchy="false">=</mo>
            <msub>
              <mi>a</mi>
              <mstyle mathsize="8pt">
                <mi>R</mi>
              </mstyle>
            </msub>
          </mrow>
          <mrow>
            <mi>N</mi>
            <mo stretchy="false">+</mo>
            <msub>
              <mi>b</mi>
              <mstyle mathsize="8pt">
                <mi>R</mi>
              </mstyle>
            </msub>
          </mrow>
        </mrow>
      </mstyle>
      <mrow/>
    </mrow>
    <annotation encoding="StarMath 5.0"> size 12{R rSub { size 8{d:N} } =a rSub { size 8{R} } N+b rSub { size 8{R} } } {}</annotation>
  </semantics>
</math>
</file>

<file path=Object 18/content.xml><?xml version="1.0" encoding="utf-8"?>
<math xmlns="http://www.w3.org/1998/Math/MathML" display="block">
  <semantics>
    <mrow>
      <mstyle mathsize="12pt">
        <mrow>
          <mrow>
            <msub>
              <mi>I</mi>
              <mstyle mathsize="8pt">
                <mrow>
                  <mn>0,</mn>
                  <mstyle mathvariant="italic">
                    <mtext>dir</mtext>
                  </mstyle>
                  <mi mathvariant="normal">:</mi>
                  <msub>
                    <mi>β</mi>
                    <mstyle mathsize="6pt">
                      <mi>s</mi>
                    </mstyle>
                  </msub>
                </mrow>
              </mstyle>
            </msub>
            <mo stretchy="false">=</mo>
            <msup>
              <mi mathvariant="italic">Sτ</mi>
              <msub>
                <mi>M</mi>
                <mstyle mathsize="6pt">
                  <mrow>
                    <mstyle mathvariant="italic">
                      <mtext>air</mtext>
                    </mstyle>
                    <mi mathvariant="normal">:</mi>
                    <msub>
                      <mi>β</mi>
                      <mi>s</mi>
                    </msub>
                  </mrow>
                </mstyle>
              </msub>
            </msup>
          </mrow>
          <mstyle mathsize="12pt">
            <mrow>
              <mtext>sin</mtext>
              <msub>
                <mi>β</mi>
                <mi>s</mi>
              </msub>
            </mrow>
          </mstyle>
        </mrow>
      </mstyle>
      <mrow/>
    </mrow>
    <annotation encoding="StarMath 5.0"> size 12{I rSub { size 8{0, ital "dir":β rSub { size 6{s} } } } =Sτ rSup {M rSub { size 6{ ital "air":β rSub {s} } } }  size 12{"sin"β rSub {s} }} {}</annotation>
  </semantics>
</math>
</file>

<file path=Object 19/content.xml><?xml version="1.0" encoding="utf-8"?>
<math xmlns="http://www.w3.org/1998/Math/MathML" display="block">
  <semantics>
    <mrow>
      <mstyle mathsize="12pt">
        <mrow>
          <mrow>
            <msub>
              <mi>I</mi>
              <mstyle mathsize="8pt">
                <mrow>
                  <mn>0,</mn>
                  <mstyle mathvariant="italic">
                    <mtext>dif</mtext>
                  </mstyle>
                  <mi mathvariant="normal">:</mi>
                  <msub>
                    <mi>β</mi>
                    <mstyle mathsize="6pt">
                      <mi>s</mi>
                    </mstyle>
                  </msub>
                </mrow>
              </mstyle>
            </msub>
            <mo stretchy="false">=</mo>
            <mi>S</mi>
          </mrow>
          <mrow>
            <mo fence="true" stretchy="true">(</mo>
            <mrow>
              <mrow>
                <mn>0</mn>
                <mi>,</mi>
                <mrow>
                  <mtext>271</mtext>
                  <mo stretchy="false">−</mo>
                  <mn>0</mn>
                </mrow>
                <mi>,</mi>
                <mtext>294</mtext>
                <msup>
                  <mi>τ</mi>
                  <msub>
                    <mi>M</mi>
                    <mstyle mathsize="6pt">
                      <mrow>
                        <mstyle mathvariant="italic">
                          <mtext>air</mtext>
                        </mstyle>
                        <mi mathvariant="normal">:</mi>
                        <msub>
                          <mi>β</mi>
                          <mi>s</mi>
                        </msub>
                      </mrow>
                    </mstyle>
                  </msub>
                </msup>
              </mrow>
            </mrow>
            <mo fence="true" stretchy="true">)</mo>
          </mrow>
          <mstyle mathsize="12pt">
            <mrow>
              <mtext>sin</mtext>
              <msub>
                <mi>β</mi>
                <mi>s</mi>
              </msub>
            </mrow>
          </mstyle>
        </mrow>
      </mstyle>
      <mrow/>
    </mrow>
    <annotation encoding="StarMath 5.0"> size 12{I rSub { size 8{0, ital "dif":β rSub { size 6{s} } } } =S left (0,"271" - 0,"294"τ rSup {M rSub { size 6{ ital "air":β rSub {s} } } }  right ) size 12{"sin"β rSub {s} }} {}</annotation>
  </semantics>
</math>
</file>

<file path=Object 2/content.xml><?xml version="1.0" encoding="utf-8"?>
<math xmlns="http://www.w3.org/1998/Math/MathML" display="block">
  <semantics>
    <mrow>
      <mstyle mathsize="12pt">
        <mrow>
          <mrow>
            <msub>
              <mi>P</mi>
              <mstyle mathsize="8pt">
                <mi>i</mi>
              </mstyle>
            </msub>
            <mo stretchy="false">=</mo>
            <mtext>3600</mtext>
          </mrow>
          <mfrac>
            <msub>
              <mi>f</mi>
              <mstyle mathsize="8pt">
                <mi>i</mi>
              </mstyle>
            </msub>
            <msub>
              <mi>F</mi>
              <mstyle mathsize="8pt">
                <mi>i</mi>
              </mstyle>
            </msub>
          </mfrac>
          <mrow>
            <msubsup>
              <mo stretchy="false">∫</mo>
              <mstyle mathsize="8pt">
                <mrow>
                  <mrow>
                    <mtext>12</mtext>
                    <mo stretchy="false">+</mo>
                    <mfrac>
                      <mstyle mathsize="6pt">
                        <mn>1</mn>
                      </mstyle>
                      <mstyle mathsize="6pt">
                        <mn>2</mn>
                      </mstyle>
                    </mfrac>
                  </mrow>
                  <mstyle mathvariant="italic">
                    <mtext>dayl</mtext>
                  </mstyle>
                </mrow>
              </mstyle>
              <mrow>
                <mrow>
                  <mtext>12</mtext>
                  <mo stretchy="false">−</mo>
                  <mfrac>
                    <mstyle mathsize="6pt">
                      <mn>1</mn>
                    </mstyle>
                    <mstyle mathsize="6pt">
                      <mn>2</mn>
                    </mstyle>
                  </mfrac>
                </mrow>
                <mstyle mathvariant="italic">
                  <mtext>dayl</mtext>
                </mstyle>
              </mrow>
            </msubsup>
            <msub>
              <mi>p</mi>
              <mstyle mathsize="8pt">
                <mrow>
                  <mi>i</mi>
                  <mi>,</mi>
                  <mi>t</mi>
                </mrow>
              </mstyle>
            </msub>
          </mrow>
          <mstyle mathsize="12pt">
            <mrow>
              <mstyle mathvariant="italic">
                <mtext>dt</mtext>
              </mstyle>
              <mo stretchy="false">−</mo>
              <msub>
                <mi>R</mi>
                <mrow>
                  <mstyle mathvariant="italic">
                    <mtext>dn</mtext>
                  </mstyle>
                  <mi mathvariant="normal">:</mi>
                  <mi>i</mi>
                </mrow>
              </msub>
            </mrow>
          </mstyle>
        </mrow>
      </mstyle>
      <mrow/>
    </mrow>
    <annotation encoding="StarMath 5.0"> size 12{P rSub { size 8{i} } ="3600" {  {f rSub { size 8{i} } }  over  {F rSub { size 8{i} } } }  Int rSub { size 8{"12"+ {  { size 6{1} }  over  { size 6{2} } }  ital "dayl"} }  rSup {"12" -  {  { size 6{1} }  over  { size 6{2} } }  ital "dayl"}  {p rSub { size 8{i,t} } }  size 12{ ital "dt" - R rSub { ital "dn":i} }} {}</annotation>
  </semantics>
</math>
</file>

<file path=Object 20/content.xml><?xml version="1.0" encoding="utf-8"?>
<math xmlns="http://www.w3.org/1998/Math/MathML" display="block">
  <semantics>
    <mrow>
      <mstyle mathsize="12pt">
        <mrow>
          <msub>
            <mi>k</mi>
            <mstyle mathsize="8pt">
              <mrow>
                <mstyle mathvariant="italic">
                  <mtext>bl</mtext>
                </mstyle>
                <mi mathvariant="normal">:</mi>
                <msub>
                  <mi>β</mi>
                  <mstyle mathsize="6pt">
                    <mi>s</mi>
                  </mstyle>
                </msub>
              </mrow>
            </mstyle>
          </msub>
          <mo stretchy="false">=</mo>
          <mfrac>
            <mrow>
              <msub>
                <mi>f</mi>
                <mrow>
                  <mi>l</mi>
                  <mi>,</mi>
                  <mn>1</mn>
                </mrow>
              </msub>
              <mstyle mathsize="12pt">
                <msub>
                  <mi>O</mi>
                  <mrow>
                    <mstyle mathvariant="italic">
                      <mtext>av</mtext>
                    </mstyle>
                    <mi mathvariant="normal">:</mi>
                    <mtext>15</mtext>
                    <mi>°</mi>
                    <mi>,</mi>
                    <mi>β</mi>
                    <mmultiscripts>
                      <mtext/>
                      <mprescripts/>
                      <mstyle mathsize="6pt">
                        <mi>s</mi>
                      </mstyle>
                      <none/>
                    </mmultiscripts>
                  </mrow>
                </msub>
              </mstyle>
              <mstyle mathsize="12pt">
                <mrow>
                  <mo stretchy="false">+</mo>
                  <msub>
                    <mi>f</mi>
                    <mrow>
                      <mi>l</mi>
                      <mi>,</mi>
                      <mn>2</mn>
                    </mrow>
                  </msub>
                </mrow>
              </mstyle>
              <mstyle mathsize="12pt">
                <msub>
                  <mi>O</mi>
                  <mrow>
                    <mstyle mathvariant="italic">
                      <mtext>av</mtext>
                    </mstyle>
                    <mi mathvariant="normal">:</mi>
                    <mtext>45</mtext>
                    <mi>°</mi>
                    <mi>,</mi>
                    <msub>
                      <mi>β</mi>
                      <mstyle mathsize="6pt">
                        <mi>s</mi>
                      </mstyle>
                    </msub>
                  </mrow>
                </msub>
              </mstyle>
              <mstyle mathsize="12pt">
                <mrow>
                  <mo stretchy="false">+</mo>
                  <msub>
                    <mi>f</mi>
                    <mrow>
                      <mi>l</mi>
                      <mi>,</mi>
                      <mn>3</mn>
                    </mrow>
                  </msub>
                </mrow>
              </mstyle>
              <mstyle mathsize="12pt">
                <msub>
                  <mi>O</mi>
                  <mrow>
                    <mstyle mathvariant="italic">
                      <mtext>av</mtext>
                    </mstyle>
                    <mi mathvariant="normal">:</mi>
                    <mtext>75</mtext>
                    <mi>°</mi>
                    <mi>,</mi>
                    <msub>
                      <mi>β</mi>
                      <mstyle mathsize="6pt">
                        <mi>s</mi>
                      </mstyle>
                    </msub>
                  </mrow>
                </msub>
              </mstyle>
            </mrow>
            <mstyle mathsize="12pt">
              <mrow>
                <mtext>sin</mtext>
                <msub>
                  <mi>β</mi>
                  <mi>s</mi>
                </msub>
              </mrow>
            </mstyle>
          </mfrac>
        </mrow>
      </mstyle>
      <mrow/>
    </mrow>
    <annotation encoding="StarMath 5.0"> size 12{k rSub { size 8{ ital "bl":β rSub { size 6{s} } } } = {  {f rSub {l,1}  size 12{O rSub { ital "av":"15"°,β"" lSub { size 6{s} } } } size 12{+f rSub {l,2} } size 12{O rSub { ital "av":"45"°,β rSub { size 6{s} } } } size 12{+f rSub {l,3} } size 12{O rSub { ital "av":"75"°,β rSub { size 6{s} } } }}  over  { size 12{"sin"β rSub {s} } } } } {}</annotation>
  </semantics>
</math>
</file>

<file path=Object 21/content.xml><?xml version="1.0" encoding="utf-8"?>
<math xmlns="http://www.w3.org/1998/Math/MathML" display="block">
  <semantics>
    <mrow>
      <mstyle mathsize="12pt">
        <mrow>
          <msub>
            <mi>k</mi>
            <mstyle mathsize="8pt">
              <mrow>
                <mstyle mathvariant="italic">
                  <mtext>dif</mtext>
                </mstyle>
                <mi mathvariant="normal">:</mi>
                <msub>
                  <mi>F</mi>
                  <mstyle mathsize="6pt">
                    <mstyle mathvariant="italic">
                      <mtext>cum</mtext>
                    </mstyle>
                  </mstyle>
                </msub>
              </mrow>
            </mstyle>
          </msub>
          <mo stretchy="false">=</mo>
          <mfrac>
            <mrow>
              <mrow>
                <mo stretchy="false">−</mo>
                <mtext>ln</mtext>
              </mrow>
              <mrow>
                <mo fence="true" stretchy="true">(</mo>
                <mrow>
                  <mrow>
                    <msub>
                      <mi>f</mi>
                      <mrow>
                        <mstyle mathvariant="italic">
                          <mtext>dif</mtext>
                        </mstyle>
                        <mi>,</mi>
                        <mn>1</mn>
                      </mrow>
                    </msub>
                    <mstyle mathsize="12pt">
                      <msup>
                        <mi>e</mi>
                        <mrow>
                          <msub>
                            <mi>k</mi>
                            <mstyle mathsize="6pt">
                              <mrow>
                                <mstyle mathvariant="italic">
                                  <mtext>bl</mtext>
                                </mstyle>
                                <mi mathvariant="normal">:</mi>
                                <mtext>15</mtext>
                                <mi>°</mi>
                              </mrow>
                            </mstyle>
                          </msub>
                          <msub>
                            <mi>F</mi>
                            <mstyle mathsize="6pt">
                              <mstyle mathvariant="italic">
                                <mtext>cum</mtext>
                              </mstyle>
                            </mstyle>
                          </msub>
                        </mrow>
                      </msup>
                    </mstyle>
                    <mstyle mathsize="12pt">
                      <mrow>
                        <mo stretchy="false">+</mo>
                        <msub>
                          <mi>f</mi>
                          <mrow>
                            <mstyle mathvariant="italic">
                              <mtext>dif</mtext>
                            </mstyle>
                            <mi>,</mi>
                            <mn>2</mn>
                          </mrow>
                        </msub>
                      </mrow>
                    </mstyle>
                    <mstyle mathsize="12pt">
                      <msup>
                        <mi>e</mi>
                        <mrow>
                          <msub>
                            <mi>k</mi>
                            <mstyle mathsize="6pt">
                              <mrow>
                                <mstyle mathvariant="italic">
                                  <mtext>bl</mtext>
                                </mstyle>
                                <mi mathvariant="normal">:</mi>
                                <mtext>45</mtext>
                                <mi>°</mi>
                              </mrow>
                            </mstyle>
                          </msub>
                          <msub>
                            <mi>F</mi>
                            <mstyle mathsize="6pt">
                              <mstyle mathvariant="italic">
                                <mtext>cum</mtext>
                              </mstyle>
                            </mstyle>
                          </msub>
                        </mrow>
                      </msup>
                    </mstyle>
                    <mstyle mathsize="12pt">
                      <mrow>
                        <mo stretchy="false">+</mo>
                        <msub>
                          <mi>f</mi>
                          <mrow>
                            <mstyle mathvariant="italic">
                              <mtext>dif</mtext>
                            </mstyle>
                            <mi>,</mi>
                            <mn>3</mn>
                          </mrow>
                        </msub>
                      </mrow>
                    </mstyle>
                    <mstyle mathsize="12pt">
                      <msup>
                        <mi>e</mi>
                        <mrow>
                          <msub>
                            <mi>k</mi>
                            <mstyle mathsize="6pt">
                              <mrow>
                                <mstyle mathvariant="italic">
                                  <mtext>bl</mtext>
                                </mstyle>
                                <mi mathvariant="normal">:</mi>
                                <mtext>75</mtext>
                                <mi>°</mi>
                              </mrow>
                            </mstyle>
                          </msub>
                          <msub>
                            <mi>F</mi>
                            <mstyle mathsize="6pt">
                              <mstyle mathvariant="italic">
                                <mtext>cum</mtext>
                              </mstyle>
                            </mstyle>
                          </msub>
                        </mrow>
                      </msup>
                    </mstyle>
                  </mrow>
                </mrow>
                <mo fence="true" stretchy="true">)</mo>
              </mrow>
            </mrow>
            <mstyle mathsize="12pt">
              <msub>
                <mi>F</mi>
                <mstyle mathvariant="italic">
                  <mtext>cum</mtext>
                </mstyle>
              </msub>
            </mstyle>
          </mfrac>
        </mrow>
      </mstyle>
      <mrow/>
    </mrow>
    <annotation encoding="StarMath 5.0"> size 12{k rSub { size 8{ ital "dif":F rSub { size 6{ ital "cum"} } } } = {  { - "ln" left (f rSub { ital "dif",1}  size 12{e rSup {k rSub { size 6{ ital "bl":"15"°} } F rSub { size 6{ ital "cum"} } } } size 12{+f rSub { ital "dif",2} } size 12{e rSup {k rSub { size 6{ ital "bl":"45"°} } F rSub { size 6{ ital "cum"} } } } size 12{+f rSub { ital "dif",3} } size 12{e rSup {k rSub { size 6{ ital "bl":"75"°} } F rSub { size 6{ ital "cum"} } } } right )}  over  { size 12{F rSub { ital "cum"} } } } } {}</annotation>
  </semantics>
</math>
</file>

<file path=Object 22/content.xml><?xml version="1.0" encoding="utf-8"?>
<math xmlns="http://www.w3.org/1998/Math/MathML" display="block">
  <semantics>
    <mrow>
      <mstyle mathsize="12pt">
        <mrow>
          <msub>
            <mi>α</mi>
            <mstyle mathsize="8pt">
              <mi>N</mi>
            </mstyle>
          </msub>
          <mo stretchy="false">=</mo>
          <mfrac>
            <msub>
              <mi>C</mi>
              <mstyle mathsize="8pt">
                <mi>N</mi>
              </mstyle>
            </msub>
            <mrow>
              <msub>
                <mi>C</mi>
                <mstyle mathsize="8pt">
                  <mi>N</mi>
                </mstyle>
              </msub>
              <mo stretchy="false">+</mo>
              <mtext>76</mtext>
            </mrow>
          </mfrac>
        </mrow>
      </mstyle>
      <mrow/>
    </mrow>
    <annotation encoding="StarMath 5.0"> size 12{α rSub { size 8{N} } = {  {C rSub { size 8{N} } }  over  {C rSub { size 8{N} } +"76"} } } {}</annotation>
  </semantics>
</math>
</file>

<file path=Object 23/content.xml><?xml version="1.0" encoding="utf-8"?>
<math xmlns="http://www.w3.org/1998/Math/MathML" display="block">
  <semantics>
    <mrow>
      <mstyle mathsize="12pt">
        <mrow>
          <mrow>
            <msub>
              <mi>M</mi>
              <mstyle mathsize="8pt">
                <mstyle mathvariant="italic">
                  <mtext>air</mtext>
                </mstyle>
              </mstyle>
            </msub>
            <mo stretchy="false">=</mo>
            <mrow>
              <msqrt>
                <mrow>
                  <mtext>1229</mtext>
                  <mo stretchy="false">+</mo>
                  <msup>
                    <mrow>
                      <mo fence="true" stretchy="true">(</mo>
                      <mrow>
                        <mrow>
                          <mtext>614</mtext>
                          <mtext>sin</mtext>
                          <msub>
                            <mi>β</mi>
                            <mstyle mathsize="8pt">
                              <mi>s</mi>
                            </mstyle>
                          </msub>
                        </mrow>
                      </mrow>
                      <mo fence="true" stretchy="true">)</mo>
                    </mrow>
                    <mstyle mathsize="8pt">
                      <mn>2</mn>
                    </mstyle>
                  </msup>
                </mrow>
              </msqrt>
              <mo stretchy="false">−</mo>
              <mtext>614</mtext>
            </mrow>
          </mrow>
          <mtext>sin</mtext>
          <msub>
            <mi>β</mi>
            <mstyle mathsize="8pt">
              <mi>s</mi>
            </mstyle>
          </msub>
        </mrow>
      </mstyle>
      <mrow/>
    </mrow>
    <annotation encoding="StarMath 5.0"> size 12{M rSub { size 8{ ital "air"} } = sqrt {"1229"+ left ("614""sin"β rSub { size 8{s} }  right ) rSup { size 8{2} } }  - "614""sin"β rSub { size 8{s} } } {}</annotation>
  </semantics>
</math>
</file>

<file path=Object 24/content.xml><?xml version="1.0" encoding="utf-8"?>
<math xmlns="http://www.w3.org/1998/Math/MathML" display="block">
  <semantics>
    <mrow>
      <mstyle mathsize="12pt">
        <mrow>
          <mrow>
            <msub>
              <mi>O</mi>
              <mstyle mathsize="8pt">
                <mrow>
                  <mstyle mathvariant="italic">
                    <mtext>av</mtext>
                  </mstyle>
                  <mi mathvariant="normal">:</mi>
                  <msub>
                    <mi>β</mi>
                    <mstyle mathsize="6pt">
                      <mi>l</mi>
                    </mstyle>
                  </msub>
                  <mi>,</mi>
                  <msub>
                    <mi>β</mi>
                    <mstyle mathsize="6pt">
                      <mi>s</mi>
                    </mstyle>
                  </msub>
                </mrow>
              </mstyle>
            </msub>
            <mo stretchy="false">=</mo>
            <mfrac>
              <mn>2</mn>
              <mi>π</mi>
            </mfrac>
          </mrow>
          <mrow>
            <mo fence="true" stretchy="true">[</mo>
            <mrow>
              <mrow>
                <mtext>sin</mtext>
                <msub>
                  <mi>β</mi>
                  <mi>s</mi>
                </msub>
                <mstyle mathsize="12pt">
                  <mrow>
                    <mtext>cos</mtext>
                    <msub>
                      <mi>β</mi>
                      <mi>l</mi>
                    </msub>
                  </mrow>
                </mstyle>
                <mstyle mathsize="12pt">
                  <mrow>
                    <mtext>arcsin</mtext>
                    <mrow>
                      <mo fence="true" stretchy="true">(</mo>
                      <mrow>
                        <mfrac>
                          <mrow>
                            <mtext>tan</mtext>
                            <msub>
                              <mi>β</mi>
                              <mi>s</mi>
                            </msub>
                          </mrow>
                          <mstyle mathsize="12pt">
                            <mrow>
                              <mtext>tan</mtext>
                              <msub>
                                <mi>β</mi>
                                <mi>l</mi>
                              </msub>
                            </mrow>
                          </mstyle>
                        </mfrac>
                      </mrow>
                      <mo fence="true" stretchy="true">)</mo>
                    </mrow>
                  </mrow>
                </mstyle>
                <mstyle mathsize="12pt">
                  <mrow>
                    <mo stretchy="false">+</mo>
                    <msqrt>
                      <mrow>
                        <msup>
                          <mtext>sin</mtext>
                          <mn>2</mn>
                        </msup>
                        <mstyle mathsize="12pt">
                          <msub>
                            <mi>β</mi>
                            <mi>s</mi>
                          </msub>
                        </mstyle>
                        <mstyle mathsize="12pt">
                          <mrow>
                            <mo stretchy="false">+</mo>
                            <msup>
                              <mtext>sin</mtext>
                              <mn>2</mn>
                            </msup>
                          </mrow>
                        </mstyle>
                        <mstyle mathsize="12pt">
                          <msub>
                            <mi>β</mi>
                            <mi>l</mi>
                          </msub>
                        </mstyle>
                      </mrow>
                    </msqrt>
                  </mrow>
                </mstyle>
              </mrow>
            </mrow>
            <mo fence="true" stretchy="true">]</mo>
          </mrow>
        </mrow>
      </mstyle>
      <mrow/>
    </mrow>
    <annotation encoding="StarMath 5.0"> size 12{O rSub { size 8{ ital "av":β rSub { size 6{l} } ,β rSub { size 6{s} } } } = {  {2}  over  {π} }  left ["sin"β rSub {s}  size 12{"cos"β rSub {l} } size 12{"arcsin" left ( {  {"tan"β rSub {s} }  over  { size 12{"tan"β rSub {l} } } }  right )} size 12{+ sqrt {"sin" rSup {2}  size 12{β rSub {s} } size 12{+"sin" rSup {2} } size 12{β rSub {l} }} } right ]} {}</annotation>
  </semantics>
</math>
</file>

<file path=Object 25/content.xml><?xml version="1.0" encoding="utf-8"?>
<math xmlns="http://www.w3.org/1998/Math/MathML" display="block">
  <semantics>
    <mrow>
      <mstyle mathsize="12pt">
        <mrow>
          <mrow>
            <msub>
              <mi>O</mi>
              <mstyle mathsize="8pt">
                <mrow>
                  <mstyle mathvariant="italic">
                    <mtext>av</mtext>
                  </mstyle>
                  <mi mathvariant="normal">:</mi>
                  <msub>
                    <mi>β</mi>
                    <mstyle mathsize="6pt">
                      <mi>l</mi>
                    </mstyle>
                  </msub>
                  <mi>,</mi>
                  <msub>
                    <mi>β</mi>
                    <mstyle mathsize="6pt">
                      <mi>s</mi>
                    </mstyle>
                  </msub>
                </mrow>
              </mstyle>
            </msub>
            <mo stretchy="false">=</mo>
            <mtext>sin</mtext>
          </mrow>
          <mi>β</mi>
          <mmultiscripts>
            <mtext/>
            <mprescripts/>
            <mi>s</mi>
            <none/>
          </mmultiscripts>
          <mstyle mathsize="12pt">
            <mrow>
              <mtext>cos</mtext>
              <msub>
                <mi>β</mi>
                <mi>l</mi>
              </msub>
            </mrow>
          </mstyle>
        </mrow>
      </mstyle>
      <mrow/>
    </mrow>
    <annotation encoding="StarMath 5.0"> size 12{O rSub { size 8{ ital "av":β rSub { size 6{l} } ,β rSub { size 6{s} } } } ="sin"β"" lSub {s}  size 12{"cos"β rSub {l} }} {}</annotation>
  </semantics>
</math>
</file>

<file path=Object 26/content.xml><?xml version="1.0" encoding="utf-8"?>
<math xmlns="http://www.w3.org/1998/Math/MathML" display="block">
  <semantics>
    <mrow>
      <mstyle mathsize="12pt">
        <mrow>
          <msub>
            <mi>C</mi>
            <mstyle mathsize="8pt">
              <mi>N</mi>
            </mstyle>
          </msub>
          <mo stretchy="false">=</mo>
          <mfrac>
            <mrow>
              <mrow>
                <mo fence="true" stretchy="true">(</mo>
                <mrow>
                  <mrow>
                    <msub>
                      <mi>a</mi>
                      <mstyle mathsize="8pt">
                        <mi>c</mi>
                      </mstyle>
                    </msub>
                    <mrow>
                      <mi>N</mi>
                      <mo stretchy="false">+</mo>
                      <msub>
                        <mi>b</mi>
                        <mstyle mathsize="8pt">
                          <mi>b</mi>
                        </mstyle>
                      </msub>
                    </mrow>
                  </mrow>
                </mrow>
                <mo fence="true" stretchy="true">)</mo>
              </mrow>
              <msub>
                <mi>c</mi>
                <mstyle mathsize="8pt">
                  <mi>c</mi>
                </mstyle>
              </msub>
            </mrow>
            <mrow>
              <mrow>
                <mo fence="true" stretchy="true">(</mo>
                <mrow>
                  <mrow>
                    <msub>
                      <mi>a</mi>
                      <mstyle mathsize="8pt">
                        <mi>c</mi>
                      </mstyle>
                    </msub>
                    <mrow>
                      <mi>N</mi>
                      <mo stretchy="false">+</mo>
                      <msub>
                        <mi>b</mi>
                        <mstyle mathsize="8pt">
                          <mi>b</mi>
                        </mstyle>
                      </msub>
                    </mrow>
                  </mrow>
                </mrow>
                <mo fence="true" stretchy="true">)</mo>
              </mrow>
              <mo stretchy="false">+</mo>
              <msub>
                <mi>c</mi>
                <mstyle mathsize="8pt">
                  <mi>c</mi>
                </mstyle>
              </msub>
            </mrow>
          </mfrac>
        </mrow>
      </mstyle>
      <mrow/>
    </mrow>
    <annotation encoding="StarMath 5.0"> size 12{C rSub { size 8{N} } = {  { left (a rSub { size 8{c} } N+b rSub { size 8{b} }  right )c rSub { size 8{c} } }  over  { left (a rSub { size 8{c} } N+b rSub { size 8{b} }  right )+c rSub { size 8{c} } } } } {}</annotation>
  </semantics>
</math>
</file>

<file path=Object 27/content.xml><?xml version="1.0" encoding="utf-8"?>
<math xmlns="http://www.w3.org/1998/Math/MathML" display="block">
  <semantics>
    <mrow>
      <mstyle mathsize="12pt">
        <mrow>
          <mrow>
            <mstyle mathvariant="italic">
              <msub>
                <mtext>dayl</mtext>
                <mstyle mathsize="8pt">
                  <mstyle mathvariant="italic">
                    <mtext>date</mtext>
                  </mstyle>
                </mstyle>
              </msub>
            </mstyle>
            <mo stretchy="false">=</mo>
            <mtext>12</mtext>
          </mrow>
          <mrow>
            <mo fence="true" stretchy="true">[</mo>
            <mrow>
              <mrow>
                <mn>1</mn>
                <mo stretchy="false">+</mo>
                <mfrac>
                  <mrow>
                    <mn>2</mn>
                    <mtext>arcsin</mtext>
                    <mrow>
                      <mo fence="true" stretchy="true">(</mo>
                      <mrow>
                        <mfrac>
                          <mrow>
                            <mtext>sin</mtext>
                            <mi>λ</mi>
                            <mtext>sin</mtext>
                            <msub>
                              <mi>δ</mi>
                              <mstyle mathsize="8pt">
                                <mstyle mathvariant="italic">
                                  <mtext>date</mtext>
                                </mstyle>
                              </mstyle>
                            </msub>
                          </mrow>
                          <mrow>
                            <mtext>cos</mtext>
                            <mi>λ</mi>
                            <mtext>cos</mtext>
                            <msub>
                              <mi>δ</mi>
                              <mstyle mathsize="8pt">
                                <mstyle mathvariant="italic">
                                  <mtext>date</mtext>
                                </mstyle>
                              </mstyle>
                            </msub>
                          </mrow>
                        </mfrac>
                      </mrow>
                      <mo fence="true" stretchy="true">)</mo>
                    </mrow>
                  </mrow>
                  <mrow>
                    <mn>2</mn>
                    <mi>π</mi>
                  </mrow>
                </mfrac>
              </mrow>
            </mrow>
            <mo fence="true" stretchy="true">]</mo>
          </mrow>
        </mrow>
      </mstyle>
      <mrow/>
    </mrow>
    <annotation encoding="StarMath 5.0"> size 12{ ital "dayl" rSub { size 8{ ital "date"} } ="12" left [1+ {  {2"arcsin" left ( {  {"sin"λ"sin"δ rSub { size 8{ ital "date"} } }  over  {"cos"λ"cos"δ rSub { size 8{ ital "date"} } } }  right )}  over  {2π} }  right ]} {}</annotation>
  </semantics>
</math>
</file>

<file path=Object 28/content.xml><?xml version="1.0" encoding="utf-8"?>
<math xmlns="http://www.w3.org/1998/Math/MathML" display="block">
  <semantics>
    <mrow>
      <mstyle mathsize="12pt">
        <mrow>
          <mrow>
            <msub>
              <mi>δ</mi>
              <mstyle mathsize="8pt">
                <mstyle mathvariant="italic">
                  <mtext>date</mtext>
                </mstyle>
              </mstyle>
            </msub>
            <mo stretchy="false">=</mo>
            <mrow>
              <mo stretchy="false">−</mo>
              <mtext>arcsin</mtext>
            </mrow>
          </mrow>
          <mrow>
            <mo fence="true" stretchy="true">[</mo>
            <mrow>
              <mrow>
                <mtext>sin</mtext>
                <mtext>23</mtext>
                <mtext>.</mtext>
                <mtext>45</mtext>
                <mrow>
                  <mi>°</mi>
                  <mo stretchy="false">⋅</mo>
                  <mtext>cos</mtext>
                </mrow>
                <mrow>
                  <mo fence="true" stretchy="true">(</mo>
                  <mrow>
                    <mfrac>
                      <mrow>
                        <mn>2</mn>
                        <mi>π</mi>
                        <mo stretchy="false">(</mo>
                        <mrow>
                          <mstyle mathvariant="italic">
                            <mtext>date</mtext>
                          </mstyle>
                          <mo stretchy="false">+</mo>
                          <mtext>10</mtext>
                        </mrow>
                        <mo stretchy="false">)</mo>
                      </mrow>
                      <mtext>365</mtext>
                    </mfrac>
                  </mrow>
                  <mo fence="true" stretchy="true">)</mo>
                </mrow>
              </mrow>
            </mrow>
            <mo fence="true" stretchy="true">]</mo>
          </mrow>
        </mrow>
      </mstyle>
      <mrow/>
    </mrow>
    <annotation encoding="StarMath 5.0"> size 12{δ rSub { size 8{ ital "date"} } = - "arcsin" left ["sin""23" "." "45"° cdot "cos" left ( {  {2π \(  ital "date"+"10" \) }  over  {"365"} }  right ) right ]} {}</annotation>
  </semantics>
</math>
</file>

<file path=Object 29/content.xml><?xml version="1.0" encoding="utf-8"?>
<math xmlns="http://www.w3.org/1998/Math/MathML" display="block">
  <semantics>
    <mrow>
      <mstyle mathsize="12pt">
        <mrow>
          <mrow>
            <msub>
              <mi>β</mi>
              <mstyle mathsize="8pt">
                <mrow>
                  <mi>s</mi>
                  <mi mathvariant="normal">:</mi>
                  <mstyle mathvariant="italic">
                    <mtext>date</mtext>
                  </mstyle>
                  <mi>,</mi>
                  <mi>t</mi>
                </mrow>
              </mstyle>
            </msub>
            <mo stretchy="false">=</mo>
            <mtext>arcsin</mtext>
          </mrow>
          <mrow>
            <mo fence="true" stretchy="true">[</mo>
            <mrow>
              <mrow>
                <mtext>sin</mtext>
                <mi>λ</mi>
                <mtext>sin</mtext>
                <mrow>
                  <msub>
                    <mi>δ</mi>
                    <mstyle mathsize="8pt">
                      <mstyle mathvariant="italic">
                        <mtext>date</mtext>
                      </mstyle>
                    </mstyle>
                  </msub>
                  <mo stretchy="false">+</mo>
                  <mtext>cos</mtext>
                </mrow>
                <mi>λ</mi>
                <mtext>cos</mtext>
                <msub>
                  <mi>δ</mi>
                  <mstyle mathsize="8pt">
                    <mstyle mathvariant="italic">
                      <mtext>date</mtext>
                    </mstyle>
                  </mstyle>
                </msub>
                <mtext>cos</mtext>
                <mrow>
                  <mo fence="true" stretchy="true">(</mo>
                  <mrow>
                    <mfrac>
                      <mrow>
                        <mn>2</mn>
                        <mi>π</mi>
                        <mo stretchy="false">(</mo>
                        <mrow>
                          <mi>t</mi>
                          <mo stretchy="false">−</mo>
                          <mtext>12</mtext>
                        </mrow>
                        <mo stretchy="false">)</mo>
                      </mrow>
                      <mtext>24</mtext>
                    </mfrac>
                  </mrow>
                  <mo fence="true" stretchy="true">)</mo>
                </mrow>
              </mrow>
            </mrow>
            <mo fence="true" stretchy="true">]</mo>
          </mrow>
        </mrow>
      </mstyle>
      <mrow/>
    </mrow>
    <annotation encoding="StarMath 5.0"> size 12{β rSub { size 8{s: ital "date",t} } ="arcsin" left ["sin"λ"sin"δ rSub { size 8{ ital "date"} } +"cos"λ"cos"δ rSub { size 8{ ital "date"} } "cos" left ( {  {2π \( t - "12" \) }  over  {"24"} }  right ) right ]} {}</annotation>
  </semantics>
</math>
</file>

<file path=Object 3/content.xml><?xml version="1.0" encoding="utf-8"?>
<math xmlns="http://www.w3.org/1998/Math/MathML" display="block">
  <semantics>
    <mrow>
      <mstyle mathsize="12pt">
        <mrow>
          <mrow>
            <msub>
              <mi>R</mi>
              <mstyle mathsize="8pt">
                <mrow>
                  <mstyle mathvariant="italic">
                    <mtext>dn</mtext>
                  </mstyle>
                  <mi mathvariant="normal">:</mi>
                  <mi>i</mi>
                </mrow>
              </mstyle>
            </msub>
            <mo stretchy="false">=</mo>
            <mtext>3600</mtext>
          </mrow>
          <mo stretchy="false">(</mo>
          <mrow>
            <mtext>24</mtext>
            <mo stretchy="false">−</mo>
            <mstyle mathvariant="italic">
              <mtext>dayl</mtext>
            </mstyle>
          </mrow>
          <mo stretchy="false">)</mo>
          <msub>
            <mi>f</mi>
            <mstyle mathsize="8pt">
              <mi>i</mi>
            </mstyle>
          </msub>
          <msub>
            <mi>R</mi>
            <mstyle mathsize="8pt">
              <mrow>
                <mi>d</mi>
                <mi mathvariant="normal">:</mi>
                <msub>
                  <mi>N</mi>
                  <mstyle mathsize="6pt">
                    <mi>i</mi>
                  </mstyle>
                </msub>
              </mrow>
            </mstyle>
          </msub>
          <msub>
            <mi>f</mi>
            <msub>
              <mi>R</mi>
              <mstyle mathsize="6pt">
                <mi>d</mi>
              </mstyle>
            </msub>
          </msub>
        </mrow>
      </mstyle>
      <mrow/>
    </mrow>
    <annotation encoding="StarMath 5.0"> size 12{R rSub { size 8{ ital "dn":i} } ="3600" \( "24" -  ital "dayl" \) f rSub { size 8{i} } R rSub { size 8{d:N rSub { size 6{i} } } } f rSub {R rSub { size 6{d} } } } {}</annotation>
  </semantics>
</math>
</file>

<file path=Object 30/content.xml><?xml version="1.0" encoding="utf-8"?>
<math xmlns="http://www.w3.org/1998/Math/MathML" display="block">
  <semantics>
    <mrow>
      <mstyle mathsize="12pt">
        <mrow>
          <msub>
            <mi>O</mi>
            <mstyle mathsize="8pt">
              <mstyle mathvariant="italic">
                <mtext>ij</mtext>
              </mstyle>
            </mstyle>
          </msub>
          <mtext>/sin</mtext>
          <mrow>
            <msub>
              <mi>β</mi>
              <mstyle mathsize="8pt">
                <mi>s</mi>
              </mstyle>
            </msub>
            <mo stretchy="false">=</mo>
            <msub>
              <mi>k</mi>
              <mstyle mathsize="8pt">
                <mstyle mathvariant="italic">
                  <mtext>bl</mtext>
                </mstyle>
              </mstyle>
            </msub>
          </mrow>
        </mrow>
      </mstyle>
      <mrow/>
    </mrow>
    <annotation encoding="StarMath 5.0"> size 12{O rSub { size 8{ ital "ij"} } "/sin"β rSub { size 8{s} } =k rSub { size 8{ ital "bl"} } } {}</annotation>
  </semantics>
</math>
</file>

<file path=Object 4/content.xml><?xml version="1.0" encoding="utf-8"?>
<math xmlns="http://www.w3.org/1998/Math/MathML" display="block">
  <semantics>
    <mrow>
      <mstyle mathsize="12pt">
        <msub>
          <mi>R</mi>
          <mstyle mathsize="8pt">
            <mrow>
              <mi>d</mi>
              <mi mathvariant="normal">:</mi>
              <msub>
                <mi>N</mi>
                <mstyle mathsize="6pt">
                  <mi>i</mi>
                </mstyle>
              </msub>
            </mrow>
          </mstyle>
        </msub>
      </mstyle>
      <mrow/>
    </mrow>
    <annotation encoding="StarMath 5.0"> size 12{R rSub { size 8{d:N rSub { size 6{i} } } } } {}</annotation>
  </semantics>
</math>
</file>

<file path=Object 5/content.xml><?xml version="1.0" encoding="utf-8"?>
<math xmlns="http://www.w3.org/1998/Math/MathML" display="block">
  <semantics>
    <mrow>
      <mstyle mathsize="12pt">
        <msub>
          <mi>f</mi>
          <mstyle mathsize="8pt">
            <msub>
              <mi>R</mi>
              <mstyle mathsize="6pt">
                <mi>d</mi>
              </mstyle>
            </msub>
          </mstyle>
        </msub>
      </mstyle>
      <mrow/>
    </mrow>
    <annotation encoding="StarMath 5.0"> size 12{f rSub { size 8{R rSub { size 6{d} } } } } {}</annotation>
  </semantics>
</math>
</file>

<file path=Object 6/content.xml><?xml version="1.0" encoding="utf-8"?>
<math xmlns="http://www.w3.org/1998/Math/MathML" display="block">
  <semantics>
    <mrow>
      <mstyle mathsize="12pt">
        <mrow>
          <mrow>
            <msub>
              <mi>p</mi>
              <mstyle mathsize="8pt">
                <mrow>
                  <mi>i</mi>
                  <mi>,</mi>
                  <mi>t</mi>
                </mrow>
              </mstyle>
            </msub>
            <mo stretchy="false">=</mo>
            <mrow>
              <msubsup>
                <mo stretchy="false">∫</mo>
                <msub>
                  <mi>F</mi>
                  <mstyle mathsize="6pt">
                    <mrow>
                      <mstyle mathvariant="italic">
                        <mtext>cum</mtext>
                      </mstyle>
                      <mi mathvariant="normal">:</mi>
                      <mi>i</mi>
                    </mrow>
                  </mstyle>
                </msub>
                <msub>
                  <mi>F</mi>
                  <mstyle mathsize="6pt">
                    <mrow>
                      <mstyle mathvariant="italic">
                        <mtext>cum</mtext>
                      </mstyle>
                      <mi mathvariant="normal">:</mi>
                      <mrow>
                        <mi>i</mi>
                        <mo stretchy="false">+</mo>
                        <mn>1</mn>
                      </mrow>
                    </mrow>
                  </mstyle>
                </msub>
              </msubsup>
              <mrow>
                <msub>
                  <mi>f</mi>
                  <mstyle mathsize="8pt">
                    <mrow>
                      <mstyle mathvariant="italic">
                        <mtext>sl</mtext>
                      </mstyle>
                      <mi mathvariant="normal">:</mi>
                      <msub>
                        <mi>β</mi>
                        <mstyle mathsize="6pt">
                          <mi>s</mi>
                        </mstyle>
                      </msub>
                      <mi>,</mi>
                      <msub>
                        <mi>F</mi>
                        <mstyle mathsize="6pt">
                          <mstyle mathvariant="italic">
                            <mtext>cum</mtext>
                          </mstyle>
                        </mstyle>
                      </msub>
                    </mrow>
                  </mstyle>
                </msub>
                <msub>
                  <mi>p</mi>
                  <mrow>
                    <mi>l</mi>
                    <mi mathvariant="normal">:</mi>
                    <mo stretchy="false">(</mo>
                    <mrow>
                      <msub>
                        <mi>I</mi>
                        <mstyle mathsize="6pt">
                          <mstyle mathvariant="italic">
                            <mtext>dir</mtext>
                          </mstyle>
                        </mstyle>
                      </msub>
                      <mo stretchy="false">+</mo>
                      <msub>
                        <mi>I</mi>
                        <mstyle mathsize="6pt">
                          <mstyle mathvariant="italic">
                            <mtext>scat</mtext>
                          </mstyle>
                        </mstyle>
                      </msub>
                      <mo stretchy="false">+</mo>
                      <msub>
                        <mi>I</mi>
                        <mstyle mathsize="6pt">
                          <mstyle mathvariant="italic">
                            <mtext>dif</mtext>
                          </mstyle>
                        </mstyle>
                      </msub>
                    </mrow>
                    <mo stretchy="false">)</mo>
                    <mi>,</mi>
                    <mi>N</mi>
                  </mrow>
                </msub>
                <mstyle mathsize="12pt">
                  <mrow>
                    <mo stretchy="false">+</mo>
                    <mrow>
                      <mo fence="true" stretchy="true">(</mo>
                      <mrow>
                        <mrow>
                          <mn>1</mn>
                          <mo stretchy="false">−</mo>
                          <msub>
                            <mi>f</mi>
                            <mrow>
                              <mstyle mathvariant="italic">
                                <mtext>sl</mtext>
                              </mstyle>
                              <mi mathvariant="normal">:</mi>
                              <msub>
                                <mi>β</mi>
                                <mstyle mathsize="6pt">
                                  <mi>s</mi>
                                </mstyle>
                              </msub>
                              <mi>,</mi>
                              <msub>
                                <mi>F</mi>
                                <mstyle mathsize="6pt">
                                  <mstyle mathvariant="italic">
                                    <mtext>cum</mtext>
                                  </mstyle>
                                </mstyle>
                              </msub>
                            </mrow>
                          </msub>
                        </mrow>
                      </mrow>
                      <mo fence="true" stretchy="true">)</mo>
                    </mrow>
                  </mrow>
                </mstyle>
                <mstyle mathsize="12pt">
                  <msub>
                    <mi>p</mi>
                    <mrow>
                      <mi>l</mi>
                      <mi mathvariant="normal">:</mi>
                      <mo stretchy="false">(</mo>
                      <mrow>
                        <msub>
                          <mi>I</mi>
                          <mstyle mathsize="6pt">
                            <mstyle mathvariant="italic">
                              <mtext>scat</mtext>
                            </mstyle>
                          </mstyle>
                        </msub>
                        <mo stretchy="false">+</mo>
                        <msub>
                          <mi>I</mi>
                          <mstyle mathsize="6pt">
                            <mstyle mathvariant="italic">
                              <mtext>dif</mtext>
                            </mstyle>
                          </mstyle>
                        </msub>
                      </mrow>
                      <mo stretchy="false">)</mo>
                      <mi>,</mi>
                      <mi>N</mi>
                    </mrow>
                  </msub>
                </mstyle>
              </mrow>
            </mrow>
          </mrow>
          <mstyle mathsize="12pt">
            <mstyle mathvariant="italic">
              <mtext>dF</mtext>
            </mstyle>
          </mstyle>
        </mrow>
      </mstyle>
      <mrow/>
    </mrow>
    <annotation encoding="StarMath 5.0"> size 12{p rSub { size 8{i,t} } = Int rSub {F rSub { size 6{ ital "cum":i} } }  rSup {F rSub { size 6{ ital "cum":i+1} } }  {f rSub { size 8{ ital "sl":β rSub { size 6{s} } ,F rSub { size 6{ ital "cum"} } } } p rSub {l: \( I rSub { size 6{ ital "dir"} } +I rSub { size 6{ ital "scat"} } +I rSub { size 6{ ital "dif"} }  \) ,N}  size 12{+ left (1 - f rSub { ital "sl":β rSub { size 6{s} } ,F rSub { size 6{ ital "cum"} } }  right )} size 12{p rSub {l: \( I rSub { size 6{ ital "scat"} } +I rSub { size 6{ ital "dif"} }  \) ,N} }}  size 12{ ital "dF"}} {}</annotation>
  </semantics>
</math>
</file>

<file path=Object 7/content.xml><?xml version="1.0" encoding="utf-8"?>
<math xmlns="http://www.w3.org/1998/Math/MathML" display="block">
  <semantics>
    <mrow>
      <mstyle mathsize="12pt">
        <mrow>
          <msub>
            <mi>p</mi>
            <mstyle mathsize="8pt">
              <mrow>
                <mi>l</mi>
                <mi mathvariant="normal">:</mi>
                <mi>I</mi>
                <mi>,</mi>
                <mi>N</mi>
              </mrow>
            </mstyle>
          </msub>
          <mo stretchy="false">=</mo>
          <mrow>
            <mfrac>
              <mrow>
                <mrow>
                  <mo fence="true" stretchy="true">(</mo>
                  <mrow>
                    <mrow>
                      <msub>
                        <mi>p</mi>
                        <mstyle mathsize="8pt">
                          <mrow>
                            <mtext>max:</mtext>
                            <mi>N</mi>
                          </mrow>
                        </mstyle>
                      </msub>
                      <mo stretchy="false">+</mo>
                      <mi mathvariant="italic">φI</mi>
                    </mrow>
                  </mrow>
                  <mo fence="true" stretchy="true">)</mo>
                </mrow>
                <mo stretchy="false">−</mo>
                <msqrt>
                  <mrow>
                    <mrow>
                      <msup>
                        <mrow>
                          <mo fence="true" stretchy="true">(</mo>
                          <mrow>
                            <mrow>
                              <msub>
                                <mi>p</mi>
                                <mstyle mathsize="8pt">
                                  <mrow>
                                    <mtext>max:</mtext>
                                    <mi>N</mi>
                                  </mrow>
                                </mstyle>
                              </msub>
                              <mo stretchy="false">+</mo>
                              <mi mathvariant="italic">φI</mi>
                            </mrow>
                          </mrow>
                          <mo fence="true" stretchy="true">)</mo>
                        </mrow>
                        <mstyle mathsize="8pt">
                          <mn>2</mn>
                        </mstyle>
                      </msup>
                      <mo stretchy="false">−</mo>
                      <mn>4</mn>
                    </mrow>
                    <msub>
                      <mi mathvariant="italic">θp</mi>
                      <mstyle mathsize="8pt">
                        <mrow>
                          <mtext>max:</mtext>
                          <mi>N</mi>
                        </mrow>
                      </mstyle>
                    </msub>
                    <mi mathvariant="italic">φI</mi>
                  </mrow>
                </msqrt>
              </mrow>
              <mrow>
                <mn>2</mn>
                <mi>θ</mi>
              </mrow>
            </mfrac>
            <mo stretchy="false">−</mo>
            <msub>
              <mi>R</mi>
              <mstyle mathsize="8pt">
                <mrow>
                  <mi>d</mi>
                  <mi mathvariant="normal">:</mi>
                  <mi>N</mi>
                </mrow>
              </mstyle>
            </msub>
          </mrow>
        </mrow>
      </mstyle>
      <mrow/>
    </mrow>
    <annotation encoding="StarMath 5.0"> size 12{p rSub { size 8{l:I,N} } = {  { left (p rSub { size 8{"max:"N} } +φI right ) -  sqrt { left (p rSub { size 8{"max:"N} } +φI right ) rSup { size 8{2} }  - 4θp rSub { size 8{"max:"N} } φI} }  over  {2θ} }  - R rSub { size 8{d:N} } } {}</annotation>
  </semantics>
</math>
</file>

<file path=Object 8/content.xml><?xml version="1.0" encoding="utf-8"?>
<math xmlns="http://www.w3.org/1998/Math/MathML" display="block">
  <semantics>
    <mrow>
      <mstyle mathsize="12pt">
        <mrow>
          <mrow>
            <msub>
              <mi>I</mi>
              <mstyle mathsize="8pt">
                <mrow>
                  <mstyle mathvariant="italic">
                    <mtext>day</mtext>
                  </mstyle>
                  <mi mathvariant="normal">:</mi>
                  <mi>i</mi>
                </mrow>
              </mstyle>
            </msub>
            <mo stretchy="false">=</mo>
            <mtext>3600</mtext>
          </mrow>
          <mfrac>
            <msub>
              <mi>f</mi>
              <mstyle mathsize="8pt">
                <mi>i</mi>
              </mstyle>
            </msub>
            <msub>
              <mi>F</mi>
              <mstyle mathsize="8pt">
                <mi>i</mi>
              </mstyle>
            </msub>
          </mfrac>
          <mrow>
            <msubsup>
              <mo stretchy="false">∫</mo>
              <mstyle mathsize="8pt">
                <mrow>
                  <mrow>
                    <mtext>12</mtext>
                    <mo stretchy="false">+</mo>
                    <mfrac>
                      <mstyle mathsize="6pt">
                        <mn>1</mn>
                      </mstyle>
                      <mstyle mathsize="6pt">
                        <mn>2</mn>
                      </mstyle>
                    </mfrac>
                  </mrow>
                  <mstyle mathvariant="italic">
                    <mtext>dayl</mtext>
                  </mstyle>
                </mrow>
              </mstyle>
              <mrow>
                <mrow>
                  <mtext>12</mtext>
                  <mo stretchy="false">−</mo>
                  <mfrac>
                    <mstyle mathsize="6pt">
                      <mn>1</mn>
                    </mstyle>
                    <mstyle mathsize="6pt">
                      <mn>2</mn>
                    </mstyle>
                  </mfrac>
                </mrow>
                <mstyle mathvariant="italic">
                  <mtext>dayl</mtext>
                </mstyle>
              </mrow>
            </msubsup>
            <msub>
              <mi>I</mi>
              <mstyle mathsize="8pt">
                <mrow>
                  <mi>i</mi>
                  <mi>,</mi>
                  <mi>t</mi>
                </mrow>
              </mstyle>
            </msub>
          </mrow>
          <mstyle mathsize="12pt">
            <mstyle mathvariant="italic">
              <mtext>dt</mtext>
            </mstyle>
          </mstyle>
        </mrow>
      </mstyle>
      <mrow/>
    </mrow>
    <annotation encoding="StarMath 5.0"> size 12{I rSub { size 8{ ital "day":i} } ="3600" {  {f rSub { size 8{i} } }  over  {F rSub { size 8{i} } } }  Int rSub { size 8{"12"+ {  { size 6{1} }  over  { size 6{2} } }  ital "dayl"} }  rSup {"12" -  {  { size 6{1} }  over  { size 6{2} } }  ital "dayl"}  {I rSub { size 8{i,t} } }  size 12{ ital "dt"}} {}</annotation>
  </semantics>
</math>
</file>

<file path=Object 9/content.xml><?xml version="1.0" encoding="utf-8"?>
<math xmlns="http://www.w3.org/1998/Math/MathML" display="block">
  <semantics>
    <mrow>
      <mstyle mathsize="12pt">
        <mrow>
          <mrow>
            <msub>
              <mi>I</mi>
              <mstyle mathsize="8pt">
                <mrow>
                  <mi>i</mi>
                  <mi>,</mi>
                  <mi>t</mi>
                </mrow>
              </mstyle>
            </msub>
            <mo stretchy="false">=</mo>
            <mrow>
              <msubsup>
                <mo stretchy="false">∫</mo>
                <msub>
                  <mi>F</mi>
                  <mstyle mathsize="6pt">
                    <mrow>
                      <mstyle mathvariant="italic">
                        <mtext>cum</mtext>
                      </mstyle>
                      <mi mathvariant="normal">:</mi>
                      <mi>i</mi>
                    </mrow>
                  </mstyle>
                </msub>
                <msub>
                  <mi>F</mi>
                  <mstyle mathsize="6pt">
                    <mrow>
                      <mstyle mathvariant="italic">
                        <mtext>cum</mtext>
                      </mstyle>
                      <mi mathvariant="normal">:</mi>
                      <mrow>
                        <mi>i</mi>
                        <mo stretchy="false">+</mo>
                        <mn>1</mn>
                      </mrow>
                    </mrow>
                  </mstyle>
                </msub>
              </msubsup>
              <mrow>
                <msub>
                  <mi>f</mi>
                  <mstyle mathsize="8pt">
                    <mrow>
                      <mstyle mathvariant="italic">
                        <mtext>sl</mtext>
                      </mstyle>
                      <mi mathvariant="normal">:</mi>
                      <msub>
                        <mi>β</mi>
                        <mstyle mathsize="6pt">
                          <mi>s</mi>
                        </mstyle>
                      </msub>
                      <mi>,</mi>
                      <msub>
                        <mi>F</mi>
                        <mstyle mathsize="6pt">
                          <mstyle mathvariant="italic">
                            <mtext>cum</mtext>
                          </mstyle>
                        </mstyle>
                      </msub>
                    </mrow>
                  </mstyle>
                </msub>
                <msub>
                  <mi>I</mi>
                  <mrow>
                    <mstyle mathvariant="italic">
                      <mtext>dir</mtext>
                    </mstyle>
                    <mi mathvariant="normal">:</mi>
                    <msub>
                      <mi>β</mi>
                      <mstyle mathsize="6pt">
                        <mi>s</mi>
                      </mstyle>
                    </msub>
                    <mi>N</mi>
                    <mi>,</mi>
                    <msub>
                      <mi>F</mi>
                      <mstyle mathsize="6pt">
                        <mstyle mathvariant="italic">
                          <mtext>cum</mtext>
                        </mstyle>
                      </mstyle>
                    </msub>
                  </mrow>
                </msub>
                <mstyle mathsize="12pt">
                  <mrow>
                    <mo stretchy="false">+</mo>
                    <msub>
                      <mi>I</mi>
                      <mrow>
                        <mstyle mathvariant="italic">
                          <mtext>scat</mtext>
                        </mstyle>
                        <mi mathvariant="normal">:</mi>
                        <msub>
                          <mi>β</mi>
                          <mstyle mathsize="6pt">
                            <mi>s</mi>
                          </mstyle>
                        </msub>
                        <mi>N</mi>
                        <mi>,</mi>
                        <msub>
                          <mi>F</mi>
                          <mstyle mathsize="6pt">
                            <mstyle mathvariant="italic">
                              <mtext>cum</mtext>
                            </mstyle>
                          </mstyle>
                        </msub>
                      </mrow>
                    </msub>
                  </mrow>
                </mstyle>
                <mstyle mathsize="12pt">
                  <mrow>
                    <mo stretchy="false">+</mo>
                    <msub>
                      <mi>I</mi>
                      <mrow>
                        <mstyle mathvariant="italic">
                          <mtext>dif</mtext>
                        </mstyle>
                        <mi mathvariant="normal">:</mi>
                        <msub>
                          <mi>β</mi>
                          <mstyle mathsize="6pt">
                            <mi>s</mi>
                          </mstyle>
                        </msub>
                        <mi>N</mi>
                        <mi>,</mi>
                        <msub>
                          <mi>F</mi>
                          <mstyle mathsize="6pt">
                            <mstyle mathvariant="italic">
                              <mtext>cum</mtext>
                            </mstyle>
                          </mstyle>
                        </msub>
                      </mrow>
                    </msub>
                  </mrow>
                </mstyle>
              </mrow>
            </mrow>
          </mrow>
          <mstyle mathsize="12pt">
            <mstyle mathvariant="italic">
              <mtext>dF</mtext>
            </mstyle>
          </mstyle>
        </mrow>
      </mstyle>
      <mrow/>
    </mrow>
    <annotation encoding="StarMath 5.0"> size 12{I rSub { size 8{i,t} } = Int rSub {F rSub { size 6{ ital "cum":i} } }  rSup {F rSub { size 6{ ital "cum":i+1} } }  {f rSub { size 8{ ital "sl":β rSub { size 6{s} } ,F rSub { size 6{ ital "cum"} } } } I rSub { ital "dir":β rSub { size 6{s} } N,F rSub { size 6{ ital "cum"} } }  size 12{+I rSub { ital "scat":β rSub { size 6{s} } N,F rSub { size 6{ ital "cum"} } } } size 12{+I rSub { ital "dif":β rSub { size 6{s} } N,F rSub { size 6{ ital "cum"} } } }}  size 12{ ital "dF"}} {}</annotation>
  </semantics>
</math>
</file>